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5.00pt" fo:font-weight="bold"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bold" fo:font-family="Calibri" style:font-family-asian="Calibri" style:font-family-complex="Calibri" fo:background-color="transparent" style:use-window-font-color="true"/>
    </style:style>
    <style:style style:name="T534" style:family="text">
      <style:text-properties fo:font-size="12.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bold" fo:font-family="Calibri" style:font-family-asian="Calibri" style:font-family-complex="Calibri" fo:background-color="transparent" style:use-window-font-color="true"/>
    </style:style>
    <style:style style:name="T537" style:family="text">
      <style:text-properties fo:font-size="12.00pt" fo:font-weight="normal"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bold" fo:font-family="Calibri" style:font-family-asian="Calibri" style:font-family-complex="Calibri" fo:background-color="transparent" style:use-window-font-color="true"/>
    </style:style>
    <style:style style:name="T540" style:family="text">
      <style:text-properties fo:font-size="12.00pt" fo:font-weight="normal"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2.00pt" fo:font-weight="bold" fo:font-family="Calibri" style:font-family-asian="Calibri" style:font-family-complex="Calibri" fo:background-color="transparent" style:use-window-font-color="true"/>
    </style:style>
    <style:style style:name="T543" style:family="text">
      <style:text-properties fo:font-size="12.00pt" fo:font-weight="normal"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fo:color="#00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bold" fo:font-family="Calibri" style:font-family-asian="Calibri" style:font-family-complex="Calibri" fo:background-color="transparent" style:use-window-font-color="true"/>
    </style:style>
    <style:style style:name="T547" style:family="text">
      <style:text-properties fo:font-size="12.00pt" fo:font-weight="bold" fo:font-family="Calibri" style:font-family-asian="Calibri" style:font-family-complex="Calibri" fo:background-color="transparent" style:use-window-font-color="true"/>
    </style:style>
    <style:style style:name="T548" style:family="text">
      <style:text-properties fo:font-size="12.00pt" fo:font-weight="normal"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2.00pt" fo:font-weight="bold"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2.00pt" fo:font-weight="normal" fo:font-family="Calibri" style:font-family-asian="Calibri" style:font-family-complex="Calibri"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2.00pt" fo:font-weight="bold" fo:font-family="Calibri" style:font-family-asian="Calibri" style:font-family-complex="Calibri" fo:background-color="transparent" style:use-window-font-color="true"/>
    </style:style>
    <style:style style:name="T555" style:family="text">
      <style:text-properties fo:font-size="12.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bold" fo:font-family="Calibri" style:font-family-asian="Calibri" style:font-family-complex="Calibri" fo:background-color="transparent" style:use-window-font-color="true"/>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2.00pt" fo:font-weight="bold" fo:font-family="Calibri" style:font-family-asian="Calibri" style:font-family-complex="Calibri" fo:background-color="transparent" style:use-window-font-color="true"/>
    </style:style>
    <style:style style:name="T561" style:family="text">
      <style:text-properties fo:font-size="12.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5.00pt" fo:font-weight="bold" fo:font-family="Calibri" style:font-family-asian="Calibri" style:font-family-complex="Calibri" fo:background-color="transparent" style:use-window-font-color="true"/>
    </style:style>
    <style:style style:name="T564" style:family="text">
      <style:text-properties fo:font-size="12.00pt" fo:font-weight="bold"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2.00pt" fo:font-weight="bold" fo:font-family="Calibri" style:font-family-asian="Calibri" style:font-family-complex="Calibri" fo:background-color="transparent" style:use-window-font-color="true"/>
    </style:style>
    <style:style style:name="T567" style:family="text">
      <style:text-properties fo:font-size="12.00pt" fo:font-weight="normal" fo:font-family="Calibri" style:font-family-asian="Calibri" style:font-family-complex="Calibri" fo:background-color="transparent" style:use-window-font-color="true"/>
    </style:style>
    <style:style style:name="T568" style:family="text">
      <style:text-properties fo:font-size="12.00pt" fo:font-weight="bold" fo:font-family="Calibri" style:font-family-asian="Calibri" style:font-family-complex="Calibri" fo:background-color="transparent" style:use-window-font-color="true"/>
    </style:style>
    <style:style style:name="T569" style:family="text">
      <style:text-properties fo:font-size="12.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style:use-window-font-color="true"/>
    </style:style>
    <style:style style:name="T580" style:family="text">
      <style:text-properties fo:font-size="12.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Calibri" style:font-family-asian="Calibri" style:font-family-complex="Calibri" fo:background-color="transparent" fo:color="#000000"/>
    </style:style>
    <style:style style:name="T583" style:family="text">
      <style:text-properties fo:font-size="12.00pt" fo:font-weight="normal" fo:font-family="Calibri" style:font-family-asian="Calibri" style:font-family-complex="Calibri" fo:background-color="transparent" fo:color="#000000"/>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bold" fo:font-family="Calibri" style:font-family-asian="Calibri" style:font-family-complex="Calibri" fo:background-color="transparent" style:use-window-font-color="true"/>
    </style:style>
    <style:style style:name="T592" style:family="text">
      <style:text-properties fo:font-size="12.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Calibri" style:font-family-asian="Calibri" style:font-family-complex="Calibri" fo:background-color="transparent" style:use-window-font-color="true"/>
    </style:style>
    <style:style style:name="T595" style:family="text">
      <style:text-properties fo:font-size="12.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Calibri" style:font-family-asian="Calibri" style:font-family-complex="Calibri" fo:background-color="transparent" style:use-window-font-color="true"/>
    </style:style>
    <style:style style:name="T598" style:family="text">
      <style:text-properties fo:font-size="12.00pt" fo:font-weight="normal" fo:font-family="Calibri" style:font-family-asian="Calibri" style:font-family-complex="Calibri" fo:background-color="transparent" style:use-window-font-color="true"/>
    </style:style>
    <style:style style:name="T599" style:family="text">
      <style:text-properties fo:font-size="11.00pt" fo:font-weight="normal" fo:font-family="Calibri" style:font-family-asian="Calibri" style:font-family-complex="Calibri" fo:background-color="transparent" style:use-window-font-color="true"/>
    </style:style>
    <style:style style:name="T600" style:family="text">
      <style:text-properties fo:font-size="12.00pt" fo:font-weight="bold" fo:font-family="Calibri" style:font-family-asian="Calibri" style:font-family-complex="Calibri" fo:background-color="transparent" style:use-window-font-color="true"/>
    </style:style>
    <style:style style:name="T601" style:family="text">
      <style:text-properties fo:font-size="12.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style:use-window-font-color="true"/>
    </style:style>
    <style:style style:name="T603" style:family="text">
      <style:text-properties fo:font-size="12.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bold" fo:font-family="Calibri" style:font-family-asian="Calibri" style:font-family-complex="Calibri" fo:background-color="transparent" style:use-window-font-color="true"/>
    </style:style>
    <style:style style:name="T606" style:family="text">
      <style:text-properties fo:font-size="12.00pt" fo:font-weight="normal" fo:font-family="Calibri" style:font-family-asian="Calibri" style:font-family-complex="Calibri" fo:background-color="transparent" style:use-window-font-color="true"/>
    </style:style>
    <style:style style:name="T607" style:family="text">
      <style:text-properties fo:font-size="11.00pt" fo:font-weight="normal" fo:font-family="Calibri" style:font-family-asian="Calibri" style:font-family-complex="Calibri" fo:background-color="transparent" style:use-window-font-color="true"/>
    </style:style>
    <style:style style:name="T608" style:family="text">
      <style:text-properties fo:font-size="12.00pt" fo:font-weight="bold" fo:font-family="Calibri" style:font-family-asian="Calibri" style:font-family-complex="Calibri" fo:background-color="transparent" style:use-window-font-color="true"/>
    </style:style>
    <style:style style:name="T609" style:family="text">
      <style:text-properties fo:font-size="12.00pt" fo:font-weight="normal" fo:font-family="Calibri" style:font-family-asian="Calibri" style:font-family-complex="Calibri" fo:background-color="transparent" style:use-window-font-color="tru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bold"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2.00pt" fo:font-weight="normal" fo:font-family="Calibri" style:font-family-asian="Calibri" style:font-family-complex="Calibri"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2.00pt" fo:font-weight="bold" fo:font-family="Calibri" style:font-family-asian="Calibri" style:font-family-complex="Calibri" fo:background-color="transparent" style:use-window-font-color="true"/>
    </style:style>
    <style:style style:name="T621" style:family="text">
      <style:text-properties fo:font-size="12.00pt" fo:font-weight="normal"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fo:color="#000000"/>
    </style:style>
    <style:style style:name="T623" style:family="text">
      <style:text-properties fo:font-size="11.00pt" fo:font-weight="normal" fo:font-family="Calibri" style:font-family-asian="Calibri" style:font-family-complex="Calibri" fo:background-color="transparent" style:use-window-font-color="true"/>
    </style:style>
    <style:style style:name="T624" style:family="text">
      <style:text-properties fo:font-size="12.00pt" fo:font-weight="bold" fo:font-family="Calibri" style:font-family-asian="Calibri" style:font-family-complex="Calibri" fo:background-color="transparent" style:use-window-font-color="true"/>
    </style:style>
    <style:style style:name="T625" style:family="text">
      <style:text-properties fo:font-size="12.00pt" fo:font-weight="normal" fo:font-family="Calibri" style:font-family-asian="Calibri" style:font-family-complex="Calibri" fo:background-color="transparent" style:use-window-font-color="true"/>
    </style:style>
    <style:style style:name="T626" style:family="text">
      <style:text-properties fo:font-size="12.00pt" fo:font-weight="normal" fo:font-family="Calibri" style:font-family-asian="Calibri" style:font-family-complex="Calibri" fo:background-color="transparent" fo:color="#000000"/>
    </style:style>
    <style:style style:name="T627" style:family="text">
      <style:text-properties fo:font-size="11.00pt" fo:font-weight="normal" fo:font-family="Calibri" style:font-family-asian="Calibri" style:font-family-complex="Calibri" fo:background-color="transparent" style:use-window-font-color="true"/>
    </style:style>
    <style:style style:name="T628" style:family="text">
      <style:text-properties fo:font-size="12.00pt" fo:font-weight="bold" fo:font-family="Calibri" style:font-family-asian="Calibri" style:font-family-complex="Calibri" fo:background-color="transparent" fo:color="#000000"/>
    </style:style>
    <style:style style:name="T629" style:family="text">
      <style:text-properties fo:font-size="12.00pt" fo:font-weight="normal" fo:font-family="Calibri" style:font-family-asian="Calibri" style:font-family-complex="Calibri" fo:background-color="transparent" fo:color="#000000"/>
    </style:style>
    <style:style style:name="T630" style:family="text">
      <style:text-properties fo:font-size="12.00pt" fo:font-weight="bold" fo:font-family="Calibri" style:font-family-asian="Calibri" style:font-family-complex="Calibri" fo:background-color="transparent" style:use-window-font-color="true"/>
    </style:style>
    <style:style style:name="T631" style:family="text">
      <style:text-properties fo:font-size="12.00pt" fo:font-weight="normal" fo:font-family="Calibri" style:font-family-asian="Calibri" style:font-family-complex="Calibri" fo:background-color="transparent" style:use-window-font-color="true"/>
    </style:style>
    <style:style style:name="T632" style:family="text">
      <style:text-properties fo:font-size="12.00pt" fo:font-weight="normal" fo:font-family="Calibri" style:font-family-asian="Calibri" style:font-family-complex="Calibri" fo:background-color="transparent" fo:color="#000000"/>
    </style:style>
    <style:style style:name="T633" style:family="text">
      <style:text-properties fo:font-size="11.00pt" fo:font-weight="normal" fo:font-family="Calibri" style:font-family-asian="Calibri" style:font-family-complex="Calibri" fo:background-color="transparent" style:use-window-font-color="true"/>
    </style:style>
    <style:style style:name="T634" style:family="text">
      <style:text-properties fo:font-size="12.00pt" fo:font-weight="bold" fo:font-family="Calibri" style:font-family-asian="Calibri" style:font-family-complex="Calibri" fo:background-color="transparent" style:use-window-font-color="true"/>
    </style:style>
    <style:style style:name="T635" style:family="text">
      <style:text-properties fo:font-size="12.00pt" fo:font-weight="normal"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fo:color="#000000"/>
    </style:style>
    <style:style style:name="T637" style:family="text">
      <style:text-properties fo:font-size="11.00pt" fo:font-weight="normal" fo:font-family="Calibri" style:font-family-asian="Calibri" style:font-family-complex="Calibri" fo:background-color="transparent" style:use-window-font-color="true"/>
    </style:style>
    <style:style style:name="T638" style:family="text">
      <style:text-properties fo:font-size="12.00pt" fo:font-weight="bold" fo:font-family="Calibri" style:font-family-asian="Calibri" style:font-family-complex="Calibri" fo:background-color="transparent" style:use-window-font-color="true"/>
    </style:style>
    <style:style style:name="T639" style:family="text">
      <style:text-properties fo:font-size="12.00pt" fo:font-weight="normal"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fo:color="#000000"/>
    </style:style>
    <style:style style:name="T641" style:family="text">
      <style:text-properties fo:font-size="11.00pt" fo:font-weight="normal" fo:font-family="Calibri" style:font-family-asian="Calibri" style:font-family-complex="Calibri" fo:background-color="transparent" style:use-window-font-color="true"/>
    </style:style>
    <style:style style:name="T642" style:family="text">
      <style:text-properties fo:font-size="12.00pt" fo:font-weight="bold" fo:font-family="Calibri" style:font-family-asian="Calibri" style:font-family-complex="Calibri" fo:background-color="transparent" style:use-window-font-color="true"/>
    </style:style>
    <style:style style:name="T643" style:family="text">
      <style:text-properties fo:font-size="12.00pt" fo:font-weight="normal" fo:font-family="Calibri" style:font-family-asian="Calibri" style:font-family-complex="Calibri" fo:background-color="transparent" style:use-window-font-color="true"/>
    </style:style>
    <style:style style:name="T644" style:family="text">
      <style:text-properties fo:font-size="12.00pt" fo:font-weight="normal" fo:font-family="Calibri" style:font-family-asian="Calibri" style:font-family-complex="Calibri" fo:background-color="transparent" fo:color="#000000"/>
    </style:style>
    <style:style style:name="T645" style:family="text">
      <style:text-properties fo:font-size="11.00pt" fo:font-weight="normal" fo:font-family="Calibri" style:font-family-asian="Calibri" style:font-family-complex="Calibri" fo:background-color="transparent" style:use-window-font-color="true"/>
    </style:style>
    <style:style style:name="T646" style:family="text">
      <style:text-properties fo:font-size="12.00pt" fo:font-weight="bold" fo:font-family="Calibri" style:font-family-asian="Calibri" style:font-family-complex="Calibri" fo:background-color="transparent" fo:color="#000000"/>
    </style:style>
    <style:style style:name="T647" style:family="text">
      <style:text-properties fo:font-size="12.00pt" fo:font-weight="normal" fo:font-family="Calibri" style:font-family-asian="Calibri" style:font-family-complex="Calibri" fo:background-color="transparent" fo:color="#000000"/>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bold" fo:font-family="Calibri" style:font-family-asian="Calibri" style:font-family-complex="Calibri" fo:background-color="transparent" fo:color="#000000"/>
    </style:style>
    <style:style style:name="T650" style:family="text">
      <style:text-properties fo:font-size="12.00pt" fo:font-weight="normal" fo:font-family="Calibri" style:font-family-asian="Calibri" style:font-family-complex="Calibri" fo:background-color="transparent" fo:color="#000000"/>
    </style:style>
    <style:style style:name="T651" style:family="text">
      <style:text-properties fo:font-size="11.00pt" fo:font-weight="normal" fo:font-family="Calibri" style:font-family-asian="Calibri" style:font-family-complex="Calibri" fo:background-color="transparent" style:use-window-font-color="true"/>
    </style:style>
    <style:style style:name="T652" style:family="text">
      <style:text-properties fo:font-size="12.00pt" fo:font-weight="bold" fo:font-family="Calibri" style:font-family-asian="Calibri" style:font-family-complex="Calibri" fo:background-color="transparent" fo:color="#000000"/>
    </style:style>
    <style:style style:name="T653" style:family="text">
      <style:text-properties fo:font-size="12.00pt" fo:font-weight="normal" fo:font-family="Calibri" style:font-family-asian="Calibri" style:font-family-complex="Calibri"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bold" fo:font-family="Calibri" style:font-family-asian="Calibri" style:font-family-complex="Calibri" fo:background-color="transparent" fo:color="#000000"/>
    </style:style>
    <style:style style:name="T656" style:family="text">
      <style:text-properties fo:font-size="12.00pt" fo:font-weight="normal" fo:font-family="Calibri" style:font-family-asian="Calibri" style:font-family-complex="Calibri" fo:background-color="transparent" fo:color="#000000"/>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5.00pt" fo:font-weight="bold" fo:font-family="Calibri" style:font-family-asian="Calibri" style:font-family-complex="Calibri" fo:background-color="transparent" style:use-window-font-color="true"/>
    </style:style>
    <style:style style:name="T659" style:family="text">
      <style:text-properties fo:font-size="12.00pt" fo:font-weight="bold" fo:font-family="Calibri" style:font-family-asian="Calibri" style:font-family-complex="Calibri" fo:background-color="transparent" style:use-window-font-color="true"/>
    </style:style>
    <style:style style:name="T660" style:family="text">
      <style:text-properties fo:font-size="12.00pt" fo:font-weight="normal" fo:font-family="Calibri" style:font-family-asian="Calibri" style:font-family-complex="Calibri" fo:background-color="transparent" style:use-window-font-color="true"/>
    </style:style>
    <style:style style:name="T661" style:family="text">
      <style:text-properties fo:font-size="12.00pt" fo:font-weight="bold" fo:font-family="Calibri" style:font-family-asian="Calibri" style:font-family-complex="Calibri" fo:background-color="transparent" style:use-window-font-color="true"/>
    </style:style>
    <style:style style:name="T662" style:family="text">
      <style:text-properties fo:font-size="12.00pt" fo:font-weight="normal" fo:font-family="Calibri" style:font-family-asian="Calibri" style:font-family-complex="Calibri" fo:background-color="transparent" style:use-window-font-color="true"/>
    </style:style>
    <style:style style:name="T663" style:family="text">
      <style:text-properties fo:font-size="12.00pt" fo:font-weight="bold" fo:font-family="Calibri" style:font-family-asian="Calibri" style:font-family-complex="Calibri" fo:background-color="transparent" style:use-window-font-color="true"/>
    </style:style>
    <style:style style:name="T664" style:family="text">
      <style:text-properties fo:font-size="12.00pt" fo:font-weight="normal" fo:font-family="Calibri" style:font-family-asian="Calibri" style:font-family-complex="Calibri" fo:background-color="transparent" style:use-window-font-color="true"/>
    </style:style>
    <style:style style:name="T665" style:family="text">
      <style:text-properties fo:font-size="11.00pt" fo:font-weight="normal" fo:font-family="Calibri" style:font-family-asian="Calibri" style:font-family-complex="Calibri" fo:background-color="transparent" style:use-window-font-color="true"/>
    </style:style>
    <style:style style:name="T666" style:family="text">
      <style:text-properties fo:font-size="12.00pt" fo:font-weight="bold" fo:font-family="Calibri" style:font-family-asian="Calibri" style:font-family-complex="Calibri" fo:background-color="transparent" style:use-window-font-color="true"/>
    </style:style>
    <style:style style:name="T667" style:family="text">
      <style:text-properties fo:font-size="12.00pt" fo:font-weight="normal" fo:font-family="Calibri" style:font-family-asian="Calibri" style:font-family-complex="Calibri" fo:background-color="transparent" style:use-window-font-color="true"/>
    </style:style>
    <style:style style:name="T668" style:family="text">
      <style:text-properties fo:font-size="12.00pt" fo:font-weight="bold" fo:font-family="Calibri" style:font-family-asian="Calibri" style:font-family-complex="Calibri" fo:background-color="transparent" style:use-window-font-color="true"/>
    </style:style>
    <style:style style:name="T669" style:family="text">
      <style:text-properties fo:font-size="12.00pt" fo:font-weight="normal" fo:font-family="Calibri" style:font-family-asian="Calibri" style:font-family-complex="Calibri" fo:background-color="transparent" style:use-window-font-color="true"/>
    </style:style>
    <style:style style:name="T670" style:family="text">
      <style:text-properties fo:font-size="12.00pt" fo:font-weight="bold" fo:font-family="Calibri" style:font-family-asian="Calibri" style:font-family-complex="Calibri" fo:background-color="transparent" style:use-window-font-color="true"/>
    </style:style>
    <style:style style:name="T671" style:family="text">
      <style:text-properties fo:font-size="12.00pt" fo:font-weight="normal" fo:font-family="Calibri" style:font-family-asian="Calibri" style:font-family-complex="Calibri" fo:background-color="transparent" style:use-window-font-color="tru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bold" fo:font-family="Calibri" style:font-family-asian="Calibri" style:font-family-complex="Calibri" fo:background-color="transparent" style:use-window-font-color="true"/>
    </style:style>
    <style:style style:name="T674" style:family="text">
      <style:text-properties fo:font-size="12.00pt" fo:font-weight="normal" fo:font-family="Calibri" style:font-family-asian="Calibri" style:font-family-complex="Calibri" fo:background-color="transparent" style:use-window-font-color="true"/>
    </style:style>
    <style:style style:name="T675" style:family="text">
      <style:text-properties fo:font-size="12.00pt" fo:font-weight="bold" fo:font-family="Calibri" style:font-family-asian="Calibri" style:font-family-complex="Calibri" fo:background-color="transparent" style:use-window-font-color="true"/>
    </style:style>
    <style:style style:name="T676" style:family="text">
      <style:text-properties fo:font-size="12.00pt" fo:font-weight="normal" fo:font-family="Calibri" style:font-family-asian="Calibri" style:font-family-complex="Calibri" fo:background-color="transparent" style:use-window-font-color="true"/>
    </style:style>
    <style:style style:name="T677" style:family="text">
      <style:text-properties fo:font-size="12.00pt" fo:font-weight="bold" fo:font-family="Calibri" style:font-family-asian="Calibri" style:font-family-complex="Calibri" fo:background-color="transparent" style:use-window-font-color="true"/>
    </style:style>
    <style:style style:name="T678" style:family="text">
      <style:text-properties fo:font-size="12.00pt" fo:font-weight="normal" fo:font-family="Calibri" style:font-family-asian="Calibri" style:font-family-complex="Calibri" fo:background-color="transparent" style:use-window-font-color="tru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2.00pt" fo:font-weight="bold" fo:font-family="Calibri" style:font-family-asian="Calibri" style:font-family-complex="Calibri" fo:background-color="transparent" style:use-window-font-color="true"/>
    </style:style>
    <style:style style:name="T681" style:family="text">
      <style:text-properties fo:font-size="12.00pt" fo:font-weight="normal" fo:font-family="Calibri" style:font-family-asian="Calibri" style:font-family-complex="Calibri" fo:background-color="transparent" style:use-window-font-color="true"/>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2.00pt" fo:font-weight="bold" fo:font-family="Calibri" style:font-family-asian="Calibri" style:font-family-complex="Calibri" fo:background-color="transparent" style:use-window-font-color="true"/>
    </style:style>
    <style:style style:name="T684" style:family="text">
      <style:text-properties fo:font-size="12.00pt" fo:font-weight="normal" fo:font-family="Calibri" style:font-family-asian="Calibri" style:font-family-complex="Calibri" fo:background-color="transparent" style:use-window-font-color="true"/>
    </style:style>
    <style:style style:name="T685" style:family="text">
      <style:text-properties fo:font-size="12.00pt" fo:font-weight="bold" fo:font-family="Calibri" style:font-family-asian="Calibri" style:font-family-complex="Calibri" fo:background-color="transparent" style:use-window-font-color="true"/>
    </style:style>
    <style:style style:name="T686" style:family="text">
      <style:text-properties fo:font-size="12.00pt" fo:font-weight="normal" fo:font-family="Calibri" style:font-family-asian="Calibri" style:font-family-complex="Calibri" fo:background-color="transparent" style:use-window-font-color="true"/>
    </style:style>
    <style:style style:name="T687" style:family="text">
      <style:text-properties fo:font-size="12.00pt" fo:font-weight="bold" fo:font-family="Calibri" style:font-family-asian="Calibri" style:font-family-complex="Calibri" fo:background-color="transparent" style:use-window-font-color="true"/>
    </style:style>
    <style:style style:name="T688" style:family="text">
      <style:text-properties fo:font-size="12.00pt" fo:font-weight="normal" fo:font-family="Calibri" style:font-family-asian="Calibri" style:font-family-complex="Calibri" fo:background-color="transparent" style:use-window-font-color="true"/>
    </style:style>
    <style:style style:name="T689" style:family="text">
      <style:text-properties fo:font-size="11.00pt" fo:font-weight="normal" fo:font-family="Calibri" style:font-family-asian="Calibri" style:font-family-complex="Calibri" fo:background-color="transparent" style:use-window-font-color="true"/>
    </style:style>
    <style:style style:name="T690" style:family="text">
      <style:text-properties fo:font-size="12.00pt" fo:font-weight="bold" fo:font-family="Calibri" style:font-family-asian="Calibri" style:font-family-complex="Calibri" fo:background-color="transparent" style:use-window-font-color="true"/>
    </style:style>
    <style:style style:name="T691" style:family="text">
      <style:text-properties fo:font-size="12.00pt" fo:font-weight="normal" fo:font-family="Calibri" style:font-family-asian="Calibri" style:font-family-complex="Calibri" fo:background-color="transparent" style:use-window-font-color="true"/>
    </style:style>
    <style:style style:name="T692" style:family="text">
      <style:text-properties fo:font-size="12.00pt" fo:font-weight="bold" fo:font-family="Calibri" style:font-family-asian="Calibri" style:font-family-complex="Calibri" fo:background-color="transparent" style:use-window-font-color="true"/>
    </style:style>
    <style:style style:name="T693" style:family="text">
      <style:text-properties fo:font-size="12.00pt" fo:font-weight="normal" fo:font-family="Calibri" style:font-family-asian="Calibri" style:font-family-complex="Calibri" fo:background-color="transparent" style:use-window-font-color="true"/>
    </style:style>
    <style:style style:name="T694" style:family="text">
      <style:text-properties fo:font-size="12.00pt" fo:font-weight="bold" fo:font-family="Calibri" style:font-family-asian="Calibri" style:font-family-complex="Calibri" fo:background-color="transparent" style:use-window-font-color="true"/>
    </style:style>
    <style:style style:name="T695" style:family="text">
      <style:text-properties fo:font-size="12.00pt" fo:font-weight="normal" fo:font-family="Calibri" style:font-family-asian="Calibri" style:font-family-complex="Calibri" fo:background-color="transparent" style:use-window-font-color="true"/>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2.00pt" fo:font-weight="bold" fo:font-family="Calibri" style:font-family-asian="Calibri" style:font-family-complex="Calibri" fo:background-color="transparent" style:use-window-font-color="true"/>
    </style:style>
    <style:style style:name="T698" style:family="text">
      <style:text-properties fo:font-size="12.00pt" fo:font-weight="normal" fo:font-family="Calibri" style:font-family-asian="Calibri" style:font-family-complex="Calibri" fo:background-color="transparent" style:use-window-font-color="true"/>
    </style:style>
    <style:style style:name="T699" style:family="text">
      <style:text-properties fo:font-size="12.00pt" fo:font-weight="bold" fo:font-family="Calibri" style:font-family-asian="Calibri" style:font-family-complex="Calibri" fo:background-color="transparent" style:use-window-font-color="true"/>
    </style:style>
    <style:style style:name="T700" style:family="text">
      <style:text-properties fo:font-size="12.00pt" fo:font-weight="normal" fo:font-family="Calibri" style:font-family-asian="Calibri" style:font-family-complex="Calibri" fo:background-color="transparent" style:use-window-font-color="true"/>
    </style:style>
    <style:style style:name="T701" style:family="text">
      <style:text-properties fo:font-size="12.00pt" fo:font-weight="bold" fo:font-family="Calibri" style:font-family-asian="Calibri" style:font-family-complex="Calibri" fo:background-color="transparent" style:use-window-font-color="true"/>
    </style:style>
    <style:style style:name="T702" style:family="text">
      <style:text-properties fo:font-size="12.00pt" fo:font-weight="normal" fo:font-family="Calibri" style:font-family-asian="Calibri" style:font-family-complex="Calibri" fo:background-color="transparent" style:use-window-font-color="true"/>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2.00pt" fo:font-weight="bold" fo:font-family="Calibri" style:font-family-asian="Calibri" style:font-family-complex="Calibri" fo:background-color="transparent" style:use-window-font-color="true"/>
    </style:style>
    <style:style style:name="T705" style:family="text">
      <style:text-properties fo:font-size="12.00pt" fo:font-weight="normal" fo:font-family="Calibri" style:font-family-asian="Calibri" style:font-family-complex="Calibri" fo:background-color="transparent" style:use-window-font-color="true"/>
    </style:style>
    <style:style style:name="T706" style:family="text">
      <style:text-properties fo:font-size="12.00pt" fo:font-weight="bold" fo:font-family="Calibri" style:font-family-asian="Calibri" style:font-family-complex="Calibri" fo:background-color="transparent" style:use-window-font-color="true"/>
    </style:style>
    <style:style style:name="T707" style:family="text">
      <style:text-properties fo:font-size="12.00pt" fo:font-weight="normal" fo:font-family="Calibri" style:font-family-asian="Calibri" style:font-family-complex="Calibri" fo:background-color="transparent" style:use-window-font-color="true"/>
    </style:style>
    <style:style style:name="T708" style:family="text">
      <style:text-properties fo:font-size="12.00pt" fo:font-weight="bold" fo:font-family="Calibri" style:font-family-asian="Calibri" style:font-family-complex="Calibri" fo:background-color="transparent" style:use-window-font-color="true"/>
    </style:style>
    <style:style style:name="T709" style:family="text">
      <style:text-properties fo:font-size="12.00pt" fo:font-weight="normal" fo:font-family="Calibri" style:font-family-asian="Calibri" style:font-family-complex="Calibri" fo:background-color="transparent" style:use-window-font-color="true"/>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2.00pt" fo:font-weight="bold" fo:font-family="Calibri" style:font-family-asian="Calibri" style:font-family-complex="Calibri" fo:background-color="transparent" style:use-window-font-color="true"/>
    </style:style>
    <style:style style:name="T712" style:family="text">
      <style:text-properties fo:font-size="12.00pt" fo:font-weight="normal" fo:font-family="Calibri" style:font-family-asian="Calibri" style:font-family-complex="Calibri" fo:background-color="transparent" style:use-window-font-color="true"/>
    </style:style>
    <style:style style:name="T713" style:family="text">
      <style:text-properties fo:font-size="12.00pt" fo:font-weight="bold" fo:font-family="Calibri" style:font-family-asian="Calibri" style:font-family-complex="Calibri" fo:background-color="transparent" style:use-window-font-color="true"/>
    </style:style>
    <style:style style:name="T714" style:family="text">
      <style:text-properties fo:font-size="12.00pt" fo:font-weight="normal" fo:font-family="Calibri" style:font-family-asian="Calibri" style:font-family-complex="Calibri" fo:background-color="transparent" style:use-window-font-color="true"/>
    </style:style>
    <style:style style:name="T715" style:family="text">
      <style:text-properties fo:font-size="12.00pt" fo:font-weight="bold" fo:font-family="Calibri" style:font-family-asian="Calibri" style:font-family-complex="Calibri" fo:background-color="transparent" style:use-window-font-color="true"/>
    </style:style>
    <style:style style:name="T716" style:family="text">
      <style:text-properties fo:font-size="12.00pt" fo:font-weight="normal" fo:font-family="Calibri" style:font-family-asian="Calibri" style:font-family-complex="Calibri" fo:background-color="transparent" style:use-window-font-color="true"/>
    </style:style>
    <style:style style:name="T717" style:family="text">
      <style:text-properties fo:font-size="11.00pt" fo:font-weight="normal" fo:font-family="Calibri" style:font-family-asian="Calibri" style:font-family-complex="Calibri" fo:background-color="transparent" style:use-window-font-color="true"/>
    </style:style>
    <style:style style:name="T718" style:family="text">
      <style:text-properties fo:font-size="12.00pt" fo:font-weight="bold" fo:font-family="Calibri" style:font-family-asian="Calibri" style:font-family-complex="Calibri" fo:background-color="transparent" style:use-window-font-color="true"/>
    </style:style>
    <style:style style:name="T719" style:family="text">
      <style:text-properties fo:font-size="12.00pt" fo:font-weight="normal" fo:font-family="Calibri" style:font-family-asian="Calibri" style:font-family-complex="Calibri" fo:background-color="transparent" style:use-window-font-color="true"/>
    </style:style>
    <style:style style:name="T720" style:family="text">
      <style:text-properties fo:font-size="12.00pt" fo:font-weight="bold" fo:font-family="Calibri" style:font-family-asian="Calibri" style:font-family-complex="Calibri" fo:background-color="transparent" style:use-window-font-color="true"/>
    </style:style>
    <style:style style:name="T721" style:family="text">
      <style:text-properties fo:font-size="12.00pt" fo:font-weight="normal" fo:font-family="Calibri" style:font-family-asian="Calibri" style:font-family-complex="Calibri" fo:background-color="transparent" style:use-window-font-color="true"/>
    </style:style>
    <style:style style:name="T722" style:family="text">
      <style:text-properties fo:font-size="12.00pt" fo:font-weight="bold" fo:font-family="Calibri" style:font-family-asian="Calibri" style:font-family-complex="Calibri" fo:background-color="transparent" style:use-window-font-color="true"/>
    </style:style>
    <style:style style:name="T723" style:family="text">
      <style:text-properties fo:font-size="12.00pt" fo:font-weight="normal" fo:font-family="Calibri" style:font-family-asian="Calibri" style:font-family-complex="Calibri" fo:background-color="transparent" style:use-window-font-color="tru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bold" fo:font-family="Calibri" style:font-family-asian="Calibri" style:font-family-complex="Calibri" fo:background-color="transparent" style:use-window-font-color="true"/>
    </style:style>
    <style:style style:name="T726" style:family="text">
      <style:text-properties fo:font-size="12.00pt" fo:font-weight="normal" fo:font-family="Calibri" style:font-family-asian="Calibri" style:font-family-complex="Calibri" fo:background-color="transparent" style:use-window-font-color="true"/>
    </style:style>
    <style:style style:name="T727" style:family="text">
      <style:text-properties fo:font-size="12.00pt" fo:font-weight="bold" fo:font-family="Calibri" style:font-family-asian="Calibri" style:font-family-complex="Calibri" fo:background-color="transparent" style:use-window-font-color="true"/>
    </style:style>
    <style:style style:name="T728" style:family="text">
      <style:text-properties fo:font-size="12.00pt" fo:font-weight="normal" fo:font-family="Calibri" style:font-family-asian="Calibri" style:font-family-complex="Calibri" fo:background-color="transparent" style:use-window-font-color="true"/>
    </style:style>
    <style:style style:name="T729" style:family="text">
      <style:text-properties fo:font-size="12.00pt" fo:font-weight="bold" fo:font-family="Calibri" style:font-family-asian="Calibri" style:font-family-complex="Calibri" fo:background-color="transparent" style:use-window-font-color="true"/>
    </style:style>
    <style:style style:name="T730" style:family="text">
      <style:text-properties fo:font-size="12.00pt" fo:font-weight="normal" fo:font-family="Calibri" style:font-family-asian="Calibri" style:font-family-complex="Calibri" fo:background-color="transparent" style:use-window-font-color="true"/>
    </style:style>
    <style:style style:name="T731" style:family="text">
      <style:text-properties fo:font-size="11.00pt" fo:font-weight="normal" fo:font-family="Calibri" style:font-family-asian="Calibri" style:font-family-complex="Calibri" fo:background-color="transparent" style:use-window-font-color="true"/>
    </style:style>
    <style:style style:name="T732" style:family="text">
      <style:text-properties fo:font-size="12.00pt" fo:font-weight="bold" fo:font-family="Calibri" style:font-family-asian="Calibri" style:font-family-complex="Calibri" fo:background-color="transparent" style:use-window-font-color="true"/>
    </style:style>
    <style:style style:name="T733" style:family="text">
      <style:text-properties fo:font-size="12.00pt" fo:font-weight="normal" fo:font-family="Calibri" style:font-family-asian="Calibri" style:font-family-complex="Calibri" fo:background-color="transparent" style:use-window-font-color="true"/>
    </style:style>
    <style:style style:name="T734" style:family="text">
      <style:text-properties fo:font-size="12.00pt" fo:font-weight="bold" fo:font-family="Calibri" style:font-family-asian="Calibri" style:font-family-complex="Calibri" fo:background-color="transparent" style:use-window-font-color="true"/>
    </style:style>
    <style:style style:name="T735" style:family="text">
      <style:text-properties fo:font-size="12.00pt" fo:font-weight="normal" fo:font-family="Calibri" style:font-family-asian="Calibri" style:font-family-complex="Calibri" fo:background-color="transparent" style:use-window-font-color="true"/>
    </style:style>
    <style:style style:name="T736" style:family="text">
      <style:text-properties fo:font-size="12.00pt" fo:font-weight="bold" fo:font-family="Calibri" style:font-family-asian="Calibri" style:font-family-complex="Calibri" fo:background-color="transparent" style:use-window-font-color="true"/>
    </style:style>
    <style:style style:name="T737" style:family="text">
      <style:text-properties fo:font-size="12.00pt" fo:font-weight="normal" fo:font-family="Calibri" style:font-family-asian="Calibri" style:font-family-complex="Calibri" fo:background-color="transparent" style:use-window-font-color="true"/>
    </style:style>
    <style:style style:name="T7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style:style style:name="P269" style:family="paragraph">
      <style:paragraph-properties fo:line-height="115.00%" fo:text-align="center"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left="-18.00pt" fo:text-indent="18.00pt" fo:margin-bottom="10.00pt"/>
    </style:style>
    <style:style style:name="P331" style:family="paragraph">
      <style:paragraph-properties fo:line-height="115.00%" fo:text-align="left"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0.00pt" fo:text-indent="18.00pt" fo:margin-bottom="10.00pt"/>
    </style:style>
    <style:style style:name="P338" style:family="paragraph">
      <style:paragraph-properties fo:line-height="115.00%" fo:text-align="left" fo:margin-bottom="10.00pt"/>
    </style:style>
    <text:list-style style:name="L339">
      <text:list-level-style-bullet text:level="1" text:bullet-char="•">
        <style:list-level-properties text:space-before="0.00pt" text:min-label-width="18.00pt"/>
        <style:text-properties fo:font-family="Symbol"/>
      </text:list-level-style-bullet>
    </text:list-style>
    <style:style style:name="P339" style:family="paragraph">
      <style:paragraph-properties fo:line-height="115.00%" fo:text-align="left" fo:margin-left="-18.00pt" fo:text-indent="18.00pt" fo:margin-bottom="10.00pt"/>
    </style: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style:style style:name="P413" style:family="paragraph">
      <style:paragraph-properties fo:line-height="115.00%" fo:text-align="center"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left="-18.00pt" fo:text-indent="18.00pt" fo:margin-bottom="10.00pt"/>
    </style:style>
    <style:style style:name="P431" style:family="paragraph">
      <style:paragraph-properties fo:line-height="115.00%" fo:text-align="left" fo:margin-bottom="10.00pt"/>
    </style:style>
    <text:list-style style:name="L432">
      <text:list-level-style-bullet text:level="1" text:bullet-char="•">
        <style:list-level-properties text:space-before="0.00pt" text:min-label-width="18.00pt"/>
        <style:text-properties fo:font-family="Symbol"/>
      </text:list-level-style-bullet>
    </text:list-style>
    <style:style style:name="P432" style:family="paragraph">
      <style:paragraph-properties fo:line-height="115.00%" fo:text-align="left" fo:margin-left="-18.00pt" fo:text-indent="18.00pt" fo:margin-bottom="10.00pt"/>
    </style:style>
    <style:style style:name="P433" style:family="paragraph">
      <style:paragraph-properties fo:line-height="115.00%" fo:text-align="left" fo:margin-bottom="10.00pt"/>
    </style:style>
    <text:list-style style:name="L434">
      <text:list-level-style-bullet text:level="1" text:bullet-char="•">
        <style:list-level-properties text:space-before="0.00pt" text:min-label-width="18.00pt"/>
        <style:text-properties fo:font-family="Symbol"/>
      </text:list-level-style-bullet>
    </text:list-style>
    <style:style style:name="P434" style:family="paragraph">
      <style:paragraph-properties fo:line-height="115.00%" fo:text-align="left" fo:margin-left="-18.00pt" fo:text-indent="18.00pt" fo:margin-bottom="10.00pt"/>
    </style:style>
    <style:style style:name="P435" style:family="paragraph">
      <style:paragraph-properties fo:line-height="115.00%" fo:text-align="left" fo:margin-bottom="10.00pt"/>
    </style:style>
    <text:list-style style:name="L436">
      <text:list-level-style-bullet text:level="1" text:bullet-char="•">
        <style:list-level-properties text:space-before="0.00pt" text:min-label-width="18.00pt"/>
        <style:text-properties fo:font-family="Symbol"/>
      </text:list-level-style-bullet>
    </text:list-style>
    <style:style style:name="P436" style:family="paragraph">
      <style:paragraph-properties fo:line-height="115.00%" fo:text-align="left" fo:margin-left="-18.00pt" fo:text-indent="18.00pt" fo:margin-bottom="10.00pt"/>
    </style:style>
    <style:style style:name="P437" style:family="paragraph">
      <style:paragraph-properties fo:line-height="115.00%" fo:text-align="left" fo:margin-bottom="10.00pt"/>
    </style:style>
    <text:list-style style:name="L438">
      <text:list-level-style-bullet text:level="1" text:bullet-char="•">
        <style:list-level-properties text:space-before="0.00pt" text:min-label-width="18.00pt"/>
        <style:text-properties fo:font-family="Symbol"/>
      </text:list-level-style-bullet>
    </text:list-style>
    <style:style style:name="P438" style:family="paragraph">
      <style:paragraph-properties fo:line-height="115.00%" fo:text-align="left" fo:margin-left="-18.00pt" fo:text-indent="18.00pt" fo:margin-bottom="10.00pt"/>
    </style:style>
    <style:style style:name="P439"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6">Common</text:span></text:p>
        </text:list-item>
        <text:list-item>
          <text:p text:style-name="P267"><text:span text:style-name="T466">Vengeful: Your characters have +2 Strength</text:span></text:p>
        </text:list-item>
        <text:list-item>
          <text:p text:style-name="P267"><text:span text:style-name="T466">Educated: Your characters have +2 Wisdom</text:span></text:p>
        </text:list-item>
        <text:list-item>
          <text:p text:style-name="P267"><text:span text:style-name="T466">Tough: Your characters have +2 Dexterity</text:span></text:p>
        </text:list-item>
        <text:list-item>
          <text:p text:style-name="P267"><text:span text:style-name="T466">Resourceful: You have one extra Activity Point at Camp Sites</text:span></text:p>
        </text:list-item>
        <text:list-item>
          <text:p text:style-name="P267"><text:span text:style-name="T466">Treasure Hunters: Enables 'Scavenge' action at Camp Sites.</text:span></text:p>
        </text:list-item>
        <text:list-item>
          <text:p text:style-name="P267"><text:span text:style-name="T466">Fast Learners: Increase all XP gains by 30%</text:span></text:p>
        </text:list-item>
        <text:list-item>
          <text:p text:style-name="P267"><text:span text:style-name="T466">Pennywise: Increase all gold gains by 30%</text:span></text:p>
        </text:list-item>
        <text:list-item>
          <text:p text:style-name="P267"><text:span text:style-name="T466">Daring Explorers: Whenever you enter a Mystery encounter, gain 5 gold</text:span></text:p>
        </text:list-item>
        <text:list-item>
          <text:p text:style-name="P267"><text:span text:style-name="T466">Relaxed: Whenever you enter a Camp Site, your characters gain 20 XP.</text:span></text:p>
        </text:list-item>
        <text:list-item>
          <text:p text:style-name="P267"><text:span text:style-name="T466">Local Heroes: Whenever you enter a village, your characters heal 20 health</text:span></text:p>
        </text:list-item>
        <text:list-item>
          <text:p text:style-name="P267"><text:span text:style-name="T466">Forest Freinds: Your characters ignore tree's when determing line of sight</text:span></text:p>
        </text:list-item>
        <text:list-item>
          <text:p text:style-name="P267"><text:span text:style-name="T466">Rare</text:span></text:p>
        </text:list-item>
        <text:list-item>
          <text:p text:style-name="P267"><text:span text:style-name="T466">Blessing of Elements: Your characters are immune to Burning, Poisoned, Shocked and Chilled</text:span></text:p>
        </text:list-item>
        <text:list-item>
          <text:p text:style-name="P267"><text:span text:style-name="T466">Alert: Your characters have +1 Mobility and Initiative during the first turn of Combat.</text:span></text:p>
        </text:list-item>
        <text:list-item>
          <text:p text:style-name="P267"><text:span text:style-name="T466">Well Drilled: Strike, Twin Strike, Shoot, Defend and Move cost 5 less Energy</text:span></text:p>
        </text:list-item>
        <text:list-item>
          <text:p text:style-name="P267"><text:span text:style-name="T466">Contract Killers: Enemies in Elite encounters have 30% less health.</text:span></text:p>
        </text:list-item>
        <text:list-item>
          <text:p text:style-name="P267"><text:span text:style-name="T466">Expert Navigators: When choosing your next encounter, you may choose any from the next column.</text:span></text:p>
        </text:list-item>
        <text:list-item>
          <text:p text:style-name="P267"><text:span text:style-name="T466">Expert Marksmen: Shoot ability always costs 10 Energy</text:span></text:p>
        </text:list-item>
        <text:list-item>
          <text:p text:style-name="P267"><text:span text:style-name="T466">Blood Lust: Strike and Twin Strike abilities always costs 10 Energy</text:span></text:p>
        </text:list-item>
        <text:list-item>
          <text:p text:style-name="P267"><text:span text:style-name="T466">Sneaky: Your characters gain stealth on activation end.</text:span></text:p>
        </text:list-item>
        <text:list-item>
          <text:p text:style-name="P267"><text:span text:style-name="T466">Boss</text:span></text:p>
        </text:list-item>
        <text:list-item>
          <text:p text:style-name="P267"><text:span text:style-name="T466">All characters have +10 Energy and Max Energy. You can no longer train at rest sites</text:span></text:p>
        </text:list-item>
        <text:list-item>
          <text:p text:style-name="P267"><text:span text:style-name="T466">All characters have +10 Energy and Max Energy. You can no longer triage at rest sites</text:span></text:p>
        </text:list-item>
        <text:list-item>
          <text:p text:style-name="P267"><text:span text:style-name="T466">Blessing Of Undeath: The next 3 times one of your characters is killed in combat, immediately ressurect them to 50% health.</text:span></text:p>
        </text:list-item>
        <text:list-item>
          <text:p text:style-name="P267"><text:span text:style-name="T466">All characters have +5 Energy and Max Energy</text:span></text:p>
        </text:list-item>
        <text:list-item>
          <text:p text:style-name="P267"><text:span text:style-name="T466">Insanity: +6 Strength, -3 Wisdom OR your characters have 1 Growing</text:span></text:p>
        </text:list-item>
      </text:list>
      <text:p text:style-name="P268"><text:span text:style-name="T467"/></text:p>
      <text:p text:style-name="P268"><text:span text:style-name="T467"/></text:p>
      <text:p text:style-name="P268"><text:span text:style-name="T467"/></text:p>
      <text:p text:style-name="P269"><text:span text:style-name="T468">New Passives</text:span></text:p>
      <text:p text:style-name="P270"><text:span text:style-name="T469">New Passives List</text:span></text:p>
      <text:list text:style-name="L271">
        <text:list-item>
          <text:p text:style-name="P271"><text:span text:style-name="T470">Fury: Your first melee attack ability each turn costs 0 Energy</text:span></text:p>
        </text:list-item>
        <text:list-item>
          <text:p text:style-name="P271"><text:span text:style-name="T470">Grace: Your first Skill ability each turn costs 0 Energy</text:span></text:p>
        </text:list-item>
        <text:list-item>
          <text:p text:style-name="P271"><text:span text:style-name="T470">Quick Draw: Your first Ranged attack ability each turn costs 0 Energy</text:span></text:p>
        </text:list-item>
        <text:list-item>
          <text:p text:style-name="P271"><text:span text:style-name="T470">Sword Play: This character is guarantee'd to parry the first melee attack made against it each turn cycle.</text:span></text:p>
        </text:list-item>
      </text:list>
      <text:p text:style-name="P272"><text:span text:style-name="T471"/></text:p>
      <text:p text:style-name="P273"><text:span text:style-name="T472">New Playable Character Presets</text:span></text:p>
      <text:p text:style-name="P273"><text:span text:style-name="T473"/></text:p>
      <text:p text:style-name="P274"><text:span text:style-name="T474">Bulwark (3 Guardian)</text:span></text:p>
      <text:list text:style-name="L275">
        <text:list-item>
          <text:p text:style-name="P275"><text:span text:style-name="T475">Abilties</text:span></text:p>
        </text:list-item>
        <text:list-item>
          <text:p text:style-name="P275"><text:span text:style-name="T475">Provoke</text:span></text:p>
        </text:list-item>
        <text:list-item>
          <text:p text:style-name="P275"><text:span text:style-name="T475">Get Down</text:span></text:p>
        </text:list-item>
        <text:list-item>
          <text:p text:style-name="P275"><text:span text:style-name="T475">Fortify</text:span></text:p>
        </text:list-item>
        <text:list-item>
          <text:p text:style-name="P275"><text:span text:style-name="T475">Cautious</text:span></text:p>
        </text:list-item>
      </text:list>
      <text:p text:style-name="P276"><text:span text:style-name="T476"/></text:p>
      <text:list text:style-name="L277">
        <text:list-item>
          <text:p text:style-name="P277"><text:span text:style-name="T477">5 ideal item stat ideas</text:span></text:p>
        </text:list-item>
        <text:list-item>
          <text:p text:style-name="P277"><text:span text:style-name="T477">Riposte sword</text:span></text:p>
        </text:list-item>
        <text:list-item>
          <text:p text:style-name="P277"><text:span text:style-name="T477">Parry boots</text:span></text:p>
        </text:list-item>
        <text:list-item>
          <text:p text:style-name="P277"><text:span text:style-name="T477">Dexerity or Unstoppable chest</text:span></text:p>
        </text:list-item>
        <text:list-item>
          <text:p text:style-name="P277"><text:span text:style-name="T477">Thorns shield</text:span></text:p>
        </text:list-item>
        <text:list-item>
          <text:p text:style-name="P277"><text:span text:style-name="T477">Unwavering head</text:span></text:p>
        </text:list-item>
      </text:list>
      <text:p text:style-name="P278"><text:span text:style-name="T478"/></text:p>
      <text:list text:style-name="L279">
        <text:list-item>
          <text:p text:style-name="P279"><text:span text:style-name="T479">Passives / Items with Synergy</text:span></text:p>
        </text:list-item>
        <text:list-item>
          <text:p text:style-name="P279"><text:span text:style-name="T479">Unwavering</text:span></text:p>
        </text:list-item>
        <text:list-item>
          <text:p text:style-name="P279"><text:span text:style-name="T479">thorns</text:span></text:p>
        </text:list-item>
        <text:list-item>
          <text:p text:style-name="P279"><text:span text:style-name="T479">bonus dexterity</text:span></text:p>
        </text:list-item>
        <text:list-item>
          <text:p text:style-name="P279"><text:span text:style-name="T479">cautious</text:span></text:p>
        </text:list-item>
        <text:list-item>
          <text:p text:style-name="P279"><text:span text:style-name="T479">parry / riposte</text:span></text:p>
        </text:list-item>
        <text:list-item>
          <text:p text:style-name="P279"><text:span text:style-name="T479">skills cost less</text:span></text:p>
        </text:list-item>
        <text:list-item>
          <text:p text:style-name="P279"><text:span text:style-name="T479">mobility</text:span></text:p>
        </text:list-item>
        <text:list-item>
          <text:p text:style-name="P279"><text:span text:style-name="T479">supporting aura effects</text:span></text:p>
        </text:list-item>
        <text:list-item>
          <text:p text:style-name="P279"><text:span text:style-name="T479">bonus aura size</text:span></text:p>
        </text:list-item>
        <text:list-item>
          <text:p text:style-name="P279"><text:span text:style-name="T479">bonus resistances</text:span></text:p>
        </text:list-item>
        <text:list-item>
          <text:p text:style-name="P279"><text:span text:style-name="T479">immunity to to stun</text:span></text:p>
        </text:list-item>
        <text:list-item>
          <text:p text:style-name="P279"><text:span text:style-name="T479">slippery</text:span></text:p>
        </text:list-item>
      </text:list>
      <text:p text:style-name="P280"><text:span text:style-name="T480"/></text:p>
      <text:p text:style-name="P280"><text:span text:style-name="T481">Knight (2 Guardian, 1 Duelist)</text:span></text:p>
      <text:list text:style-name="L281">
        <text:list-item>
          <text:p text:style-name="P281"><text:span text:style-name="T482">Abilities</text:span></text:p>
        </text:list-item>
        <text:list-item>
          <text:p text:style-name="P281"><text:span text:style-name="T482">Shield Slam</text:span></text:p>
        </text:list-item>
        <text:list-item>
          <text:p text:style-name="P281"><text:span text:style-name="T482">Testudo</text:span></text:p>
        </text:list-item>
        <text:list-item>
          <text:p text:style-name="P281"><text:span text:style-name="T482">Dash</text:span></text:p>
        </text:list-item>
        <text:list-item>
          <text:p text:style-name="P281"><text:span text:style-name="T482">Cautious</text:span></text:p>
        </text:list-item>
      </text:list>
      <text:p text:style-name="P282"><text:span text:style-name="T483"/></text:p>
      <text:list text:style-name="L283">
        <text:list-item>
          <text:p text:style-name="P283"><text:span text:style-name="T484">5 ideal item stat ideas</text:span></text:p>
        </text:list-item>
        <text:list-item>
          <text:p text:style-name="P283"><text:span text:style-name="T484">Riposte sword</text:span></text:p>
        </text:list-item>
        <text:list-item>
          <text:p text:style-name="P283"><text:span text:style-name="T484">Parry boots</text:span></text:p>
        </text:list-item>
        <text:list-item>
          <text:p text:style-name="P283"><text:span text:style-name="T484">Dexerity chest</text:span></text:p>
        </text:list-item>
        <text:list-item>
          <text:p text:style-name="P283"><text:span text:style-name="T484">Thorns shield</text:span></text:p>
        </text:list-item>
        <text:list-item>
          <text:p text:style-name="P283"><text:span text:style-name="T484">Unwavering head</text:span></text:p>
        </text:list-item>
      </text:list>
      <text:p text:style-name="P284"><text:span text:style-name="T485"/></text:p>
      <text:list text:style-name="L285">
        <text:list-item>
          <text:p text:style-name="P285"><text:span text:style-name="T486">Passives with Synergy</text:span></text:p>
        </text:list-item>
        <text:list-item>
          <text:p text:style-name="P285"><text:span text:style-name="T486">Unwavering</text:span></text:p>
        </text:list-item>
        <text:list-item>
          <text:p text:style-name="P285"><text:span text:style-name="T486">thorns</text:span></text:p>
        </text:list-item>
        <text:list-item>
          <text:p text:style-name="P285"><text:span text:style-name="T486">bonus dexterity</text:span></text:p>
        </text:list-item>
        <text:list-item>
          <text:p text:style-name="P285"><text:span text:style-name="T486">cautious</text:span></text:p>
        </text:list-item>
        <text:list-item>
          <text:p text:style-name="P285"><text:span text:style-name="T486">parry / riposte</text:span></text:p>
        </text:list-item>
        <text:list-item>
          <text:p text:style-name="P285"><text:span text:style-name="T486">skills cost less</text:span></text:p>
        </text:list-item>
        <text:list-item>
          <text:p text:style-name="P285"><text:span text:style-name="T486">mobility</text:span></text:p>
        </text:list-item>
        <text:list-item>
          <text:p text:style-name="P285"><text:span text:style-name="T486">offensive aura effects</text:span></text:p>
        </text:list-item>
        <text:list-item>
          <text:p text:style-name="P285"><text:span text:style-name="T486">aura size</text:span></text:p>
        </text:list-item>
        <text:list-item>
          <text:p text:style-name="P285"><text:span text:style-name="T486">immunity to to stun</text:span></text:p>
        </text:list-item>
        <text:list-item>
          <text:p text:style-name="P285"><text:span text:style-name="T486">slippery</text:span></text:p>
        </text:list-item>
      </text:list>
      <text:p text:style-name="P286"><text:span text:style-name="T487"/></text:p>
      <text:p text:style-name="P286"><text:span text:style-name="T488">Berserker (2 Brawler, 1 Corruption)</text:span></text:p>
      <text:list text:style-name="L287">
        <text:list-item>
          <text:p text:style-name="P287"><text:span text:style-name="T489">Abilities</text:span></text:p>
        </text:list-item>
        <text:list-item>
          <text:p text:style-name="P287"><text:span text:style-name="T489">Charge</text:span></text:p>
        </text:list-item>
        <text:list-item>
          <text:p text:style-name="P287"><text:span text:style-name="T489">Smash</text:span></text:p>
        </text:list-item>
        <text:list-item>
          <text:p text:style-name="P287"><text:span text:style-name="T489">Blood Offering</text:span></text:p>
        </text:list-item>
        <text:list-item>
          <text:p text:style-name="P287"><text:span text:style-name="T489">Tenacious</text:span></text:p>
        </text:list-item>
      </text:list>
      <text:p text:style-name="P288"><text:span text:style-name="T490"/></text:p>
      <text:list text:style-name="L289">
        <text:list-item>
          <text:p text:style-name="P289"><text:span text:style-name="T491">5 ideal item stat ideas</text:span></text:p>
        </text:list-item>
        <text:list-item>
          <text:p text:style-name="P289"><text:span text:style-name="T491">Gigantic Mace</text:span></text:p>
        </text:list-item>
        <text:list-item>
          <text:p text:style-name="P289"><text:span text:style-name="T491">Enrage head</text:span></text:p>
        </text:list-item>
        <text:list-item>
          <text:p text:style-name="P289"><text:span text:style-name="T491">Strength or Unstoppable chest</text:span></text:p>
        </text:list-item>
        <text:list-item>
          <text:p text:style-name="P289"><text:span text:style-name="T491">Mobility/flux/initiative legs </text:span></text:p>
        </text:list-item>
      </text:list>
      <text:p text:style-name="P290"><text:span text:style-name="T492"/></text:p>
      <text:list text:style-name="L291">
        <text:list-item>
          <text:p text:style-name="P291"><text:span text:style-name="T493">Passives with Synergy</text:span></text:p>
        </text:list-item>
        <text:list-item>
          <text:p text:style-name="P291"><text:span text:style-name="T493">tenacious</text:span></text:p>
        </text:list-item>
        <text:list-item>
          <text:p text:style-name="P291"><text:span text:style-name="T493">thorns</text:span></text:p>
        </text:list-item>
        <text:list-item>
          <text:p text:style-name="P291"><text:span text:style-name="T493">cautious</text:span></text:p>
        </text:list-item>
        <text:list-item>
          <text:p text:style-name="P291"><text:span text:style-name="T493">enrage</text:span></text:p>
        </text:list-item>
        <text:list-item>
          <text:p text:style-name="P291"><text:span text:style-name="T493">Fury</text:span></text:p>
        </text:list-item>
        <text:list-item>
          <text:p text:style-name="P291"><text:span text:style-name="T493">critical</text:span></text:p>
        </text:list-item>
        <text:list-item>
          <text:p text:style-name="P291"><text:span text:style-name="T493">strength</text:span></text:p>
        </text:list-item>
        <text:list-item>
          <text:p text:style-name="P291"><text:span text:style-name="T493">pierce</text:span></text:p>
        </text:list-item>
        <text:list-item>
          <text:p text:style-name="P291"><text:span text:style-name="T493">poisonous or immolation</text:span></text:p>
        </text:list-item>
        <text:list-item>
          <text:p text:style-name="P291"><text:span text:style-name="T493">parry</text:span></text:p>
        </text:list-item>
        <text:list-item>
          <text:p text:style-name="P291"><text:span text:style-name="T493">riposte</text:span></text:p>
        </text:list-item>
        <text:list-item>
          <text:p text:style-name="P291"><text:span text:style-name="T493">mobility</text:span></text:p>
        </text:list-item>
        <text:list-item>
          <text:p text:style-name="P291"><text:span text:style-name="T493">melee range</text:span></text:p>
        </text:list-item>
        <text:list-item>
          <text:p text:style-name="P291"><text:span text:style-name="T493">immunity to to stun, immobilized and weakened</text:span></text:p>
        </text:list-item>
        <text:list-item>
          <text:p text:style-name="P291"><text:span text:style-name="T493">stealth</text:span></text:p>
        </text:list-item>
        <text:list-item>
          <text:p text:style-name="P291"><text:span text:style-name="T493">growing</text:span></text:p>
        </text:list-item>
        <text:list-item>
          <text:p text:style-name="P291"><text:span text:style-name="T493">virtuoso</text:span></text:p>
        </text:list-item>
        <text:list-item>
          <text:p text:style-name="P291"><text:span text:style-name="T493">slippery</text:span></text:p>
        </text:list-item>
      </text:list>
      <text:p text:style-name="P292"><text:span text:style-name="T494"/></text:p>
      <text:p text:style-name="P292"><text:span text:style-name="T495">Battle Mage (2 Pyro, 1 Brawler)</text:span></text:p>
      <text:list text:style-name="L293">
        <text:list-item>
          <text:p text:style-name="P293"><text:span text:style-name="T496">Abilities</text:span></text:p>
        </text:list-item>
        <text:list-item>
          <text:p text:style-name="P293"><text:span text:style-name="T496">Phoenix Dive</text:span></text:p>
        </text:list-item>
        <text:list-item>
          <text:p text:style-name="P293"><text:span text:style-name="T496">Whirlwind</text:span></text:p>
        </text:list-item>
        <text:list-item>
          <text:p text:style-name="P293"><text:span text:style-name="T496">Fire Nova</text:span></text:p>
        </text:list-item>
        <text:list-item>
          <text:p text:style-name="P293"><text:span text:style-name="T496">Fiery Aura</text:span></text:p>
        </text:list-item>
      </text:list>
      <text:p text:style-name="P294"><text:span text:style-name="T497"/></text:p>
      <text:list text:style-name="L295">
        <text:list-item>
          <text:p text:style-name="P295"><text:span text:style-name="T498">5 ideal item stat ideas</text:span></text:p>
        </text:list-item>
        <text:list-item>
          <text:p text:style-name="P295"><text:span text:style-name="T498">Fiery War Axe</text:span></text:p>
        </text:list-item>
        <text:list-item>
          <text:p text:style-name="P295"><text:span text:style-name="T498">Flux / Mobility boots</text:span></text:p>
        </text:list-item>
        <text:list-item>
          <text:p text:style-name="P295"><text:span text:style-name="T498">Wisdom chest</text:span></text:p>
        </text:list-item>
        <text:list-item>
          <text:p text:style-name="P295"><text:span text:style-name="T498">Enrage / Stealth head</text:span></text:p>
        </text:list-item>
      </text:list>
      <text:p text:style-name="P296"><text:span text:style-name="T499"/></text:p>
      <text:list text:style-name="L297">
        <text:list-item>
          <text:p text:style-name="P297"><text:span text:style-name="T500">Passives / Items with Synergy</text:span></text:p>
        </text:list-item>
        <text:list-item>
          <text:p text:style-name="P297"><text:span text:style-name="T500">cautious</text:span></text:p>
        </text:list-item>
        <text:list-item>
          <text:p text:style-name="P297"><text:span text:style-name="T500">strength</text:span></text:p>
        </text:list-item>
        <text:list-item>
          <text:p text:style-name="P297"><text:span text:style-name="T500">wisdom</text:span></text:p>
        </text:list-item>
        <text:list-item>
          <text:p text:style-name="P297"><text:span text:style-name="T500">mobility</text:span></text:p>
        </text:list-item>
        <text:list-item>
          <text:p text:style-name="P297"><text:span text:style-name="T500">critical</text:span></text:p>
        </text:list-item>
        <text:list-item>
          <text:p text:style-name="P297"><text:span text:style-name="T500">thorns</text:span></text:p>
        </text:list-item>
        <text:list-item>
          <text:p text:style-name="P297"><text:span text:style-name="T500">tenacious</text:span></text:p>
        </text:list-item>
        <text:list-item>
          <text:p text:style-name="P297"><text:span text:style-name="T500">parry / riposte</text:span></text:p>
        </text:list-item>
        <text:list-item>
          <text:p text:style-name="P297"><text:span text:style-name="T500">vrituoso</text:span></text:p>
        </text:list-item>
        <text:list-item>
          <text:p text:style-name="P297"><text:span text:style-name="T500">immolation / poisonous</text:span></text:p>
        </text:list-item>
        <text:list-item>
          <text:p text:style-name="P297"><text:span text:style-name="T500">offensive aura effects</text:span></text:p>
        </text:list-item>
        <text:list-item>
          <text:p text:style-name="P297"><text:span text:style-name="T500">aura size</text:span></text:p>
        </text:list-item>
        <text:list-item>
          <text:p text:style-name="P297"><text:span text:style-name="T500">melee range</text:span></text:p>
        </text:list-item>
        <text:list-item>
          <text:p text:style-name="P297"><text:span text:style-name="T500">slippery</text:span></text:p>
        </text:list-item>
      </text:list>
      <text:p text:style-name="P298"><text:span text:style-name="T501"/></text:p>
      <text:p text:style-name="P298"><text:span text:style-name="T501"/></text:p>
      <text:p text:style-name="P298"><text:span text:style-name="T502">Warlock (2 Shadow Craft, 1 manipulation)</text:span></text:p>
      <text:list text:style-name="L299">
        <text:list-item>
          <text:p text:style-name="P299"><text:span text:style-name="T503">Abilities</text:span></text:p>
        </text:list-item>
        <text:list-item>
          <text:p text:style-name="P299"><text:span text:style-name="T503">Chaos Bolt </text:span></text:p>
        </text:list-item>
        <text:list-item>
          <text:p text:style-name="P299"><text:span text:style-name="T503">Shadow Blast</text:span></text:p>
        </text:list-item>
        <text:list-item>
          <text:p text:style-name="P299"><text:span text:style-name="T503">Hex</text:span></text:p>
        </text:list-item>
        <text:list-item>
          <text:p text:style-name="P299"><text:span text:style-name="T503">Flux</text:span></text:p>
        </text:list-item>
      </text:list>
      <text:p text:style-name="P300"><text:span text:style-name="T504"/></text:p>
      <text:list text:style-name="L301">
        <text:list-item>
          <text:p text:style-name="P301"><text:span text:style-name="T505">5 ideal item stat ideas</text:span></text:p>
        </text:list-item>
        <text:list-item>
          <text:p text:style-name="P301"><text:span text:style-name="T505">Wisdom Staff</text:span></text:p>
        </text:list-item>
        <text:list-item>
          <text:p text:style-name="P301"><text:span text:style-name="T505">Flux / Mobility boots</text:span></text:p>
        </text:list-item>
        <text:list-item>
          <text:p text:style-name="P301"><text:span text:style-name="T505">Wisdom chest</text:span></text:p>
        </text:list-item>
        <text:list-item>
          <text:p text:style-name="P301"><text:span text:style-name="T505">hawk eye head or aura head</text:span></text:p>
        </text:list-item>
        <text:list-item>
          <text:p text:style-name="P301"><text:span text:style-name="T505">extra aura ring/neck</text:span></text:p>
        </text:list-item>
      </text:list>
      <text:p text:style-name="P302"><text:span text:style-name="T506"/></text:p>
      <text:list text:style-name="L303">
        <text:list-item>
          <text:p text:style-name="P303"><text:span text:style-name="T507">Passives / Items with Synergy</text:span></text:p>
        </text:list-item>
        <text:list-item>
          <text:p text:style-name="P303"><text:span text:style-name="T507">wisdom</text:span></text:p>
        </text:list-item>
        <text:list-item>
          <text:p text:style-name="P303"><text:span text:style-name="T507">mobility</text:span></text:p>
        </text:list-item>
        <text:list-item>
          <text:p text:style-name="P303"><text:span text:style-name="T507">hawk eye</text:span></text:p>
        </text:list-item>
        <text:list-item>
          <text:p text:style-name="P303"><text:span text:style-name="T507">grace</text:span></text:p>
        </text:list-item>
        <text:list-item>
          <text:p text:style-name="P303"><text:span text:style-name="T507">true sight</text:span></text:p>
        </text:list-item>
        <text:list-item>
          <text:p text:style-name="P303"><text:span text:style-name="T507">offensive + defenseive aura</text:span></text:p>
        </text:list-item>
        <text:list-item>
          <text:p text:style-name="P303"><text:span text:style-name="T507">aura size</text:span></text:p>
        </text:list-item>
      </text:list>
      <text:p text:style-name="P304"><text:span text:style-name="T508"/></text:p>
      <text:p text:style-name="P304"><text:span text:style-name="T509">Paladin (2 Divinity, 1 Brawler)</text:span></text:p>
      <text:list text:style-name="L305">
        <text:list-item>
          <text:p text:style-name="P305"><text:span text:style-name="T510">Abilities</text:span></text:p>
        </text:list-item>
        <text:list-item>
          <text:p text:style-name="P305"><text:span text:style-name="T510">Charge</text:span></text:p>
        </text:list-item>
        <text:list-item>
          <text:p text:style-name="P305"><text:span text:style-name="T510">Invigorate</text:span></text:p>
        </text:list-item>
        <text:list-item>
          <text:p text:style-name="P305"><text:span text:style-name="T510">Inspire</text:span></text:p>
        </text:list-item>
        <text:list-item>
          <text:p text:style-name="P305"><text:span text:style-name="T510">Encouraging Aura</text:span></text:p>
        </text:list-item>
      </text:list>
      <text:p text:style-name="P306"><text:span text:style-name="T511"/></text:p>
      <text:list text:style-name="L307">
        <text:list-item>
          <text:p text:style-name="P307"><text:span text:style-name="T512">5 ideal item stat ideas</text:span></text:p>
        </text:list-item>
        <text:list-item>
          <text:p text:style-name="P307"><text:span text:style-name="T512">Fiery War Axe / aura weapon OR</text:span></text:p>
        </text:list-item>
        <text:list-item>
          <text:p text:style-name="P307"><text:span text:style-name="T512">riposte sword, dexterity shield</text:span></text:p>
        </text:list-item>
        <text:list-item>
          <text:p text:style-name="P307"><text:span text:style-name="T512">Flux / Mobility boots</text:span></text:p>
        </text:list-item>
        <text:list-item>
          <text:p text:style-name="P307"><text:span text:style-name="T512">strength/dexterity chest</text:span></text:p>
        </text:list-item>
        <text:list-item>
          <text:p text:style-name="P307"><text:span text:style-name="T512">Enrage / Tenacious head</text:span></text:p>
        </text:list-item>
        <text:list-item>
          <text:p text:style-name="P307"><text:span text:style-name="T512">extra aura ring/neck</text:span></text:p>
        </text:list-item>
      </text:list>
      <text:p text:style-name="P308"><text:span text:style-name="T513"/></text:p>
      <text:list text:style-name="L309">
        <text:list-item>
          <text:p text:style-name="P309"><text:span text:style-name="T514">Passives / Items with Synergy</text:span></text:p>
        </text:list-item>
        <text:list-item>
          <text:p text:style-name="P309"><text:span text:style-name="T514">mobility</text:span></text:p>
        </text:list-item>
        <text:list-item>
          <text:p text:style-name="P309"><text:span text:style-name="T514">flux</text:span></text:p>
        </text:list-item>
        <text:list-item>
          <text:p text:style-name="P309"><text:span text:style-name="T514">strength</text:span></text:p>
        </text:list-item>
        <text:list-item>
          <text:p text:style-name="P309"><text:span text:style-name="T514">offensive / defensive aura</text:span></text:p>
        </text:list-item>
        <text:list-item>
          <text:p text:style-name="P309"><text:span text:style-name="T514">aura size</text:span></text:p>
        </text:list-item>
        <text:list-item>
          <text:p text:style-name="P309"><text:span text:style-name="T514">thorns</text:span></text:p>
        </text:list-item>
        <text:list-item>
          <text:p text:style-name="P309"><text:span text:style-name="T514">cautious</text:span></text:p>
        </text:list-item>
        <text:list-item>
          <text:p text:style-name="P309"><text:span text:style-name="T514">slippery</text:span></text:p>
        </text:list-item>
        <text:list-item>
          <text:p text:style-name="P309"><text:span text:style-name="T514">immolation</text:span></text:p>
        </text:list-item>
        <text:list-item>
          <text:p text:style-name="P309"><text:span text:style-name="T514">melee range</text:span></text:p>
        </text:list-item>
      </text:list>
      <text:p text:style-name="P310"><text:span text:style-name="T515"/></text:p>
      <text:p text:style-name="P310"><text:span text:style-name="T516">Priest (3 Divinity)</text:span></text:p>
      <text:list text:style-name="L311">
        <text:list-item>
          <text:p text:style-name="P311"><text:span text:style-name="T517">Abilities</text:span></text:p>
        </text:list-item>
        <text:list-item>
          <text:p text:style-name="P311"><text:span text:style-name="T517">Transcendence</text:span></text:p>
        </text:list-item>
        <text:list-item>
          <text:p text:style-name="P311"><text:span text:style-name="T517">Invigorate</text:span></text:p>
        </text:list-item>
        <text:list-item>
          <text:p text:style-name="P311"><text:span text:style-name="T517">Holy Fire</text:span></text:p>
        </text:list-item>
        <text:list-item>
          <text:p text:style-name="P311"><text:span text:style-name="T517">Encouraging Aura</text:span></text:p>
        </text:list-item>
      </text:list>
      <text:p text:style-name="P312"><text:span text:style-name="T518"/></text:p>
      <text:list text:style-name="L313">
        <text:list-item>
          <text:p text:style-name="P313"><text:span text:style-name="T519">5 ideal item stat ideas</text:span></text:p>
        </text:list-item>
        <text:list-item>
          <text:p text:style-name="P313"><text:span text:style-name="T519">Aura Staff</text:span></text:p>
        </text:list-item>
        <text:list-item>
          <text:p text:style-name="P313"><text:span text:style-name="T519">Flux / Mobility / Initiative boots</text:span></text:p>
        </text:list-item>
        <text:list-item>
          <text:p text:style-name="P313"><text:span text:style-name="T519">Dexterity chest</text:span></text:p>
        </text:list-item>
        <text:list-item>
          <text:p text:style-name="P313"><text:span text:style-name="T519">Hawk eye head</text:span></text:p>
        </text:list-item>
      </text:list>
      <text:p text:style-name="P314"><text:span text:style-name="T520"/></text:p>
      <text:list text:style-name="L315">
        <text:list-item>
          <text:p text:style-name="P315"><text:span text:style-name="T521">Passives / Items with Synergy</text:span></text:p>
        </text:list-item>
        <text:list-item>
          <text:p text:style-name="P315"><text:span text:style-name="T521">mobility</text:span></text:p>
        </text:list-item>
        <text:list-item>
          <text:p text:style-name="P315"><text:span text:style-name="T521">initiative</text:span></text:p>
        </text:list-item>
        <text:list-item>
          <text:p text:style-name="P315"><text:span text:style-name="T521">offensive + defensive auras</text:span></text:p>
        </text:list-item>
        <text:list-item>
          <text:p text:style-name="P315"><text:span text:style-name="T521">aura size</text:span></text:p>
        </text:list-item>
        <text:list-item>
          <text:p text:style-name="P315"><text:span text:style-name="T521">grace</text:span></text:p>
        </text:list-item>
        <text:list-item>
          <text:p text:style-name="P315"><text:span text:style-name="T522"/></text:p>
        </text:list-item>
      </text:list>
      <text:p text:style-name="P316"><text:span text:style-name="T522"/></text:p>
      <text:p text:style-name="P316"><text:span text:style-name="T523">Marksman (2 Ranger, 1 Assassination)</text:span></text:p>
      <text:list text:style-name="L317">
        <text:list-item>
          <text:p text:style-name="P317"><text:span text:style-name="T524">Abilities</text:span></text:p>
        </text:list-item>
        <text:list-item>
          <text:p text:style-name="P317"><text:span text:style-name="T524">Head Shot</text:span></text:p>
        </text:list-item>
        <text:list-item>
          <text:p text:style-name="P317"><text:span text:style-name="T524">Impaling Bolt</text:span></text:p>
        </text:list-item>
        <text:list-item>
          <text:p text:style-name="P317"><text:span text:style-name="T524">Vanish</text:span></text:p>
        </text:list-item>
        <text:list-item>
          <text:p text:style-name="P317"><text:span text:style-name="T524">Predator</text:span></text:p>
        </text:list-item>
      </text:list>
      <text:p text:style-name="P318"><text:span text:style-name="T525"/></text:p>
      <text:list text:style-name="L319">
        <text:list-item>
          <text:p text:style-name="P319"><text:span text:style-name="T526">5 ideal item stat ideas</text:span></text:p>
        </text:list-item>
        <text:list-item>
          <text:p text:style-name="P319"><text:span text:style-name="T526">Any bow</text:span></text:p>
        </text:list-item>
        <text:list-item>
          <text:p text:style-name="P319"><text:span text:style-name="T526">Flux / Mobility boots</text:span></text:p>
        </text:list-item>
        <text:list-item>
          <text:p text:style-name="P319"><text:span text:style-name="T526">Critical chest</text:span></text:p>
        </text:list-item>
        <text:list-item>
          <text:p text:style-name="P319"><text:span text:style-name="T526">hawk eye or stealth head</text:span></text:p>
        </text:list-item>
        <text:list-item>
          <text:p text:style-name="P319"><text:span text:style-name="T526">quick draw ring</text:span></text:p>
        </text:list-item>
      </text:list>
      <text:p text:style-name="P320"><text:span text:style-name="T527"/></text:p>
      <text:list text:style-name="L321">
        <text:list-item>
          <text:p text:style-name="P321"><text:span text:style-name="T528">Passives / Items with Synergy</text:span></text:p>
        </text:list-item>
        <text:list-item>
          <text:p text:style-name="P321"><text:span text:style-name="T528">true sight</text:span></text:p>
        </text:list-item>
        <text:list-item>
          <text:p text:style-name="P321"><text:span text:style-name="T528">hawk eye</text:span></text:p>
        </text:list-item>
        <text:list-item>
          <text:p text:style-name="P321"><text:span text:style-name="T528">mobility</text:span></text:p>
        </text:list-item>
        <text:list-item>
          <text:p text:style-name="P321"><text:span text:style-name="T528">stealth</text:span></text:p>
        </text:list-item>
        <text:list-item>
          <text:p text:style-name="P321"><text:span text:style-name="T528">quick draw</text:span></text:p>
        </text:list-item>
        <text:list-item>
          <text:p text:style-name="P321"><text:span text:style-name="T528">perfect aim</text:span></text:p>
        </text:list-item>
        <text:list-item>
          <text:p text:style-name="P321"><text:span text:style-name="T528">patient stalker</text:span></text:p>
        </text:list-item>
        <text:list-item>
          <text:p text:style-name="P321"><text:span text:style-name="T528">predator</text:span></text:p>
        </text:list-item>
      </text:list>
      <text:p text:style-name="P322"><text:span text:style-name="T529"/></text:p>
      <text:p text:style-name="P322"><text:span text:style-name="T530">WayFarer (1 Ranger, 1 Naturalist, Manipulation)</text:span></text:p>
      <text:list text:style-name="L323">
        <text:list-item>
          <text:p text:style-name="P323"><text:span text:style-name="T531">Abilities</text:span></text:p>
        </text:list-item>
        <text:list-item>
          <text:p text:style-name="P323"><text:span text:style-name="T531">Spirit Surge</text:span></text:p>
        </text:list-item>
        <text:list-item>
          <text:p text:style-name="P323"><text:span text:style-name="T531">Haste</text:span></text:p>
        </text:list-item>
        <text:list-item>
          <text:p text:style-name="P323"><text:span text:style-name="T531">Telekinesis</text:span></text:p>
        </text:list-item>
        <text:list-item>
          <text:p text:style-name="P323"><text:span text:style-name="T531">Quick Draw</text:span></text:p>
        </text:list-item>
        <text:list-item>
          <text:p text:style-name="P323"><text:span text:style-name="T531">Passives / Items with Synergy</text:span></text:p>
        </text:list-item>
        <text:list-item>
          <text:p text:style-name="P323"><text:span text:style-name="T532"/></text:p>
        </text:list-item>
      </text:list>
      <text:p text:style-name="P324"><text:span text:style-name="T532"/></text:p>
      <text:p text:style-name="P324"><text:span text:style-name="T533">Arcanist (Pyromancy 1, Cyromancy 1, Manipulation 1)</text:span></text:p>
      <text:list text:style-name="L325">
        <text:list-item>
          <text:p text:style-name="P325"><text:span text:style-name="T534">Abilities</text:span></text:p>
        </text:list-item>
        <text:list-item>
          <text:p text:style-name="P325"><text:span text:style-name="T534">Fire Ball</text:span></text:p>
        </text:list-item>
        <text:list-item>
          <text:p text:style-name="P325"><text:span text:style-name="T534">Icy Focus</text:span></text:p>
        </text:list-item>
        <text:list-item>
          <text:p text:style-name="P325"><text:span text:style-name="T534">Telekinesis</text:span></text:p>
        </text:list-item>
        <text:list-item>
          <text:p text:style-name="P325"><text:span text:style-name="T534">Flux</text:span></text:p>
        </text:list-item>
        <text:list-item>
          <text:p text:style-name="P325"><text:span text:style-name="T534">Passives / Items with Synergy</text:span></text:p>
        </text:list-item>
        <text:list-item>
          <text:p text:style-name="P325"><text:span text:style-name="T535"/></text:p>
        </text:list-item>
      </text:list>
      <text:p text:style-name="P326"><text:span text:style-name="T535"/></text:p>
      <text:p text:style-name="P326"><text:span text:style-name="T536">Rogue (Corruption 1, Duelist 1, Assassination 1)</text:span></text:p>
      <text:list text:style-name="L327">
        <text:list-item>
          <text:p text:style-name="P327"><text:span text:style-name="T537">Abilities</text:span></text:p>
        </text:list-item>
        <text:list-item>
          <text:p text:style-name="P327"><text:span text:style-name="T537">Blood Offering</text:span></text:p>
        </text:list-item>
        <text:list-item>
          <text:p text:style-name="P327"><text:span text:style-name="T537">Shank</text:span></text:p>
        </text:list-item>
        <text:list-item>
          <text:p text:style-name="P327"><text:span text:style-name="T537">Dash</text:span></text:p>
        </text:list-item>
        <text:list-item>
          <text:p text:style-name="P327"><text:span text:style-name="T537">Poisonous</text:span></text:p>
        </text:list-item>
        <text:list-item>
          <text:p text:style-name="P327"><text:span text:style-name="T537">Passives / Items with Synergy</text:span></text:p>
        </text:list-item>
        <text:list-item>
          <text:p text:style-name="P327"><text:span text:style-name="T538"/></text:p>
        </text:list-item>
      </text:list>
      <text:p text:style-name="P328"><text:span text:style-name="T538"/></text:p>
      <text:p text:style-name="P328"><text:span text:style-name="T539">Shadow Blade (Assassination 3)</text:span></text:p>
      <text:list text:style-name="L329">
        <text:list-item>
          <text:p text:style-name="P329"><text:span text:style-name="T540">Abilities</text:span></text:p>
        </text:list-item>
        <text:list-item>
          <text:p text:style-name="P329"><text:span text:style-name="T540">Shadow Step</text:span></text:p>
        </text:list-item>
        <text:list-item>
          <text:p text:style-name="P329"><text:span text:style-name="T540">Cheap Shot</text:span></text:p>
        </text:list-item>
        <text:list-item>
          <text:p text:style-name="P329"><text:span text:style-name="T540">Vanish</text:span></text:p>
        </text:list-item>
        <text:list-item>
          <text:p text:style-name="P329"><text:span text:style-name="T540">Predator</text:span></text:p>
        </text:list-item>
        <text:list-item>
          <text:p text:style-name="P329"><text:span text:style-name="T540">Passives / Items with Synergy</text:span></text:p>
        </text:list-item>
      </text:list>
      <text:p text:style-name="P330"><text:span text:style-name="T541"/></text:p>
      <text:p text:style-name="P331"><text:span text:style-name="T542">Alchemist (Corruption 3)</text:span></text:p>
      <text:list text:style-name="L332">
        <text:list-item>
          <text:p text:style-name="P332"><text:span text:style-name="T543">Abilities</text:span></text:p>
        </text:list-item>
        <text:list-item>
          <text:p text:style-name="P332"><text:span text:style-name="T543">Blight</text:span></text:p>
        </text:list-item>
        <text:list-item>
          <text:p text:style-name="P332"><text:span text:style-name="T543">Drain</text:span></text:p>
        </text:list-item>
        <text:list-item>
          <text:p text:style-name="P332"><text:span text:style-name="T543">Chemical reaction</text:span></text:p>
        </text:list-item>
        <text:list-item>
          <text:p text:style-name="P332"><text:span text:style-name="T544">venomous</text:span></text:p>
        </text:list-item>
      </text:list>
      <text:p text:style-name="P333"><text:span text:style-name="T545"/></text:p>
      <text:p text:style-name="P334"><text:span text:style-name="T546">New Presets</text:span></text:p>
      <text:p text:style-name="P335"><text:span text:style-name="T547">Illusionist (Manipulation 2, Shadowcraft 1)</text:span></text:p>
      <text:list text:style-name="L336">
        <text:list-item>
          <text:p text:style-name="P336"><text:span text:style-name="T548">Abilities</text:span></text:p>
        </text:list-item>
        <text:list-item>
          <text:p text:style-name="P336"><text:span text:style-name="T548">Nether Swap</text:span></text:p>
        </text:list-item>
        <text:list-item>
          <text:p text:style-name="P336"><text:span text:style-name="T548">Shadow Blast</text:span></text:p>
        </text:list-item>
        <text:list-item>
          <text:p text:style-name="P336"><text:span text:style-name="T548">Dimensional Blast</text:span></text:p>
        </text:list-item>
        <text:list-item>
          <text:p text:style-name="P336"><text:span text:style-name="T548">Flux</text:span></text:p>
        </text:list-item>
        <text:list-item>
          <text:p text:style-name="P336"><text:span text:style-name="T548">Passives / Items with Synergy</text:span></text:p>
        </text:list-item>
      </text:list>
      <text:p text:style-name="P337"><text:span text:style-name="T549"/></text:p>
      <text:p text:style-name="P338"><text:span text:style-name="T550">Frost Knight (Cyromancy 3)</text:span></text:p>
      <text:list text:style-name="L339">
        <text:list-item>
          <text:p text:style-name="P339"><text:span text:style-name="T551">Abilities</text:span></text:p>
        </text:list-item>
        <text:list-item>
          <text:p text:style-name="P339"><text:span text:style-name="T551">Frost Bolt</text:span></text:p>
        </text:list-item>
        <text:list-item>
          <text:p text:style-name="P339"><text:span text:style-name="T551">Chilling Blow</text:span></text:p>
        </text:list-item>
        <text:list-item>
          <text:p text:style-name="P339"><text:span text:style-name="T551">Frost Nova</text:span></text:p>
        </text:list-item>
        <text:list-item>
          <text:p text:style-name="P339"><text:span text:style-name="T552">Shatter</text:span></text:p>
        </text:list-item>
      </text:list>
      <text:p text:style-name="P340"><text:span text:style-name="T553"/></text:p>
      <text:p text:style-name="P341"><text:span text:style-name="T554">Shaman (Naturalism 2, Manipulation 1)</text:span></text:p>
      <text:list text:style-name="L342">
        <text:list-item>
          <text:p text:style-name="P342"><text:span text:style-name="T555">Abilities</text:span></text:p>
        </text:list-item>
        <text:list-item>
          <text:p text:style-name="P342"><text:span text:style-name="T555">Chain Lightning</text:span></text:p>
        </text:list-item>
        <text:list-item>
          <text:p text:style-name="P342"><text:span text:style-name="T555">Thunder Strike</text:span></text:p>
        </text:list-item>
        <text:list-item>
          <text:p text:style-name="P342"><text:span text:style-name="T555">Spirit Surge</text:span></text:p>
        </text:list-item>
        <text:list-item>
          <text:p text:style-name="P342"><text:span text:style-name="T555">Flux</text:span></text:p>
        </text:list-item>
        <text:list-item>
          <text:p text:style-name="P342"><text:span text:style-name="T555">Passives / Items with Synergy</text:span></text:p>
        </text:list-item>
      </text:list>
      <text:p text:style-name="P343"><text:span text:style-name="T556"/></text:p>
      <text:p text:style-name="P344"><text:span text:style-name="T557">Death Knight (2 Brawler, 1 Shadow Craft)</text:span></text:p>
      <text:list text:style-name="L345">
        <text:list-item>
          <text:p text:style-name="P345"><text:span text:style-name="T558">Abilities</text:span></text:p>
        </text:list-item>
        <text:list-item>
          <text:p text:style-name="P345"><text:span text:style-name="T558">Charge</text:span></text:p>
        </text:list-item>
        <text:list-item>
          <text:p text:style-name="P345"><text:span text:style-name="T558">Dark Gift</text:span></text:p>
        </text:list-item>
        <text:list-item>
          <text:p text:style-name="P345"><text:span text:style-name="T558">Smash</text:span></text:p>
        </text:list-item>
        <text:list-item>
          <text:p text:style-name="P345"><text:span text:style-name="T558">Shadow Aura</text:span></text:p>
        </text:list-item>
      </text:list>
      <text:p text:style-name="P346"><text:span text:style-name="T559"/></text:p>
      <text:p text:style-name="P347"><text:span text:style-name="T559"/></text:p>
      <text:p text:style-name="P348"><text:span text:style-name="T560">Bulwark (3 Guardian)</text:span></text:p>
      <text:list text:style-name="L349">
        <text:list-item>
          <text:p text:style-name="P349"><text:span text:style-name="T561">Abilties</text:span></text:p>
        </text:list-item>
        <text:list-item>
          <text:p text:style-name="P349"><text:span text:style-name="T561">Provoke</text:span></text:p>
        </text:list-item>
        <text:list-item>
          <text:p text:style-name="P349"><text:span text:style-name="T561">Get Down</text:span></text:p>
        </text:list-item>
        <text:list-item>
          <text:p text:style-name="P349"><text:span text:style-name="T561">Fortify</text:span></text:p>
        </text:list-item>
        <text:list-item>
          <text:p text:style-name="P349"><text:span text:style-name="T561">Guardian Aura</text:span></text:p>
        </text:list-item>
      </text:list>
      <text:p text:style-name="P350"><text:span text:style-name="T562"/></text:p>
      <text:p text:style-name="P351"><text:span text:style-name="T563">Enemies and Encounters</text:span></text:p>
      <text:p text:style-name="P351"><text:span text:style-name="T564">Overview</text:span></text:p>
      <text:p text:style-name="P352"><text:span text:style-name="T564">Act 1 First Half Basic Encounters</text:span></text:p>
      <text:list text:style-name="L353">
        <text:list-item>
          <text:p text:style-name="P353"><text:span text:style-name="T565">Goblin Gang</text:span></text:p>
        </text:list-item>
        <text:list-item>
          <text:p text:style-name="P353"><text:span text:style-name="T565">Skeleton Gang (3)</text:span></text:p>
        </text:list-item>
        <text:list-item>
          <text:p text:style-name="P353"><text:span text:style-name="T565">Golem Gang (3)</text:span></text:p>
        </text:list-item>
      </text:list>
      <text:p text:style-name="P354"><text:span text:style-name="T566">Act 1 Second Half Basic Encounters</text:span></text:p>
      <text:list text:style-name="L355">
        <text:list-item>
          <text:p text:style-name="P355"><text:span text:style-name="T567">Skeleton Army (5)</text:span></text:p>
        </text:list-item>
        <text:list-item>
          <text:p text:style-name="P355"><text:span text:style-name="T567">Golem Army (5)</text:span></text:p>
        </text:list-item>
        <text:list-item>
          <text:p text:style-name="P355"><text:span text:style-name="T567">Three Demons</text:span></text:p>
        </text:list-item>
        <text:list-item>
          <text:p text:style-name="P355"><text:span text:style-name="T567">Goblin Army (7 (2 leaders) )</text:span></text:p>
        </text:list-item>
      </text:list>
      <text:p text:style-name="P356"><text:span text:style-name="T568">Act 1 Elites</text:span></text:p>
      <text:list text:style-name="L357">
        <text:list-item>
          <text:p text:style-name="P357"><text:span text:style-name="T569">Skeleton Legion (7)</text:span></text:p>
        </text:list-item>
        <text:list-item>
          <text:p text:style-name="P357"><text:span text:style-name="T569">Golem Legion (7)</text:span></text:p>
        </text:list-item>
        <text:list-item>
          <text:p text:style-name="P357"><text:span text:style-name="T569">Grim Reaper</text:span></text:p>
        </text:list-item>
        <text:list-item>
          <text:p text:style-name="P357"><text:span text:style-name="T569">Twin Rangers</text:span></text:p>
        </text:list-item>
      </text:list>
      <text:p text:style-name="P358"><text:span text:style-name="T570">Act 1 Bosses</text:span></text:p>
      <text:list text:style-name="L359">
        <text:list-item>
          <text:p text:style-name="P359"><text:span text:style-name="T571">Skeleton King</text:span></text:p>
        </text:list-item>
        <text:list-item>
          <text:p text:style-name="P359"><text:span text:style-name="T571">Necromancer</text:span></text:p>
        </text:list-item>
      </text:list>
      <text:p text:style-name="P360"><text:span text:style-name="T572"/></text:p>
      <text:p text:style-name="P361"><text:span text:style-name="T573">Encounters</text:span></text:p>
      <text:p text:style-name="P362"><text:span text:style-name="T573">Necromancer Encounter (Boss)</text:span></text:p>
      <text:list text:style-name="L363">
        <text:list-item>
          <text:p text:style-name="P363"><text:span text:style-name="T573">Necromancer</text:span></text:p>
        </text:list-item>
        <text:list-item>
          <text:p text:style-name="P363"><text:span text:style-name="T574">Abilities / Passives</text:span></text:p>
        </text:list-item>
        <text:list-item>
          <text:p text:style-name="P363"><text:span text:style-name="T574">Summon Toxic Zombie</text:span></text:p>
        </text:list-item>
        <text:list-item>
          <text:p text:style-name="P363"><text:span text:style-name="T574">Toxic Rain</text:span></text:p>
        </text:list-item>
        <text:list-item>
          <text:p text:style-name="P363"><text:span text:style-name="T574">Chemical Reaction</text:span></text:p>
        </text:list-item>
        <text:list-item>
          <text:p text:style-name="P363"><text:span text:style-name="T574">Drain</text:span></text:p>
        </text:list-item>
        <text:list-item>
          <text:p text:style-name="P363"><text:span text:style-name="T574">Toxic Aura</text:span></text:p>
        </text:list-item>
        <text:list-item>
          <text:p text:style-name="P363"><text:span text:style-name="T574">Stats</text:span></text:p>
        </text:list-item>
        <text:list-item>
          <text:p text:style-name="P363"><text:span text:style-name="T574">120 HP, 4 Initiative</text:span></text:p>
        </text:list-item>
      </text:list>
      <text:p text:style-name="P364"><text:span text:style-name="T575"/></text:p>
      <text:list text:style-name="L365">
        <text:list-item>
          <text:p text:style-name="P365"><text:span text:style-name="T576">Toxic Zombie</text:span></text:p>
        </text:list-item>
        <text:list-item>
          <text:p text:style-name="P365"><text:span text:style-name="T577">Passives / Abilities</text:span></text:p>
        </text:list-item>
        <text:list-item>
          <text:p text:style-name="P365"><text:span text:style-name="T577">(Unstable): volatile death, except it applies 3 poison</text:span></text:p>
        </text:list-item>
        <text:list-item>
          <text:p text:style-name="P365"><text:span text:style-name="T577">8 HP</text:span></text:p>
        </text:list-item>
      </text:list>
      <text:p text:style-name="P366"><text:span text:style-name="T578"/></text:p>
      <text:p text:style-name="P366"><text:span text:style-name="T579">Skeleton King (Boss)</text:span></text:p>
      <text:list text:style-name="L367">
        <text:list-item>
          <text:p text:style-name="P367"><text:span text:style-name="T580">Abilities / Passives</text:span></text:p>
        </text:list-item>
        <text:list-item>
          <text:p text:style-name="P367"><text:span text:style-name="T580">Summon Skeleton Soldier</text:span></text:p>
        </text:list-item>
        <text:list-item>
          <text:p text:style-name="P367"><text:span text:style-name="T580">Skeleton Warcry</text:span></text:p>
        </text:list-item>
        <text:list-item>
          <text:p text:style-name="P367"><text:span text:style-name="T580">Fading (5)</text:span></text:p>
        </text:list-item>
      </text:list>
      <text:p text:style-name="P368"><text:span text:style-name="T581"/></text:p>
      <text:p text:style-name="P368"><text:span text:style-name="T582">Grim Reaper (Elite)</text:span></text:p>
      <text:list text:style-name="L369">
        <text:list-item>
          <text:p text:style-name="P369"><text:span text:style-name="T583">HP: 150, 50 shadow resistance</text:span></text:p>
        </text:list-item>
        <text:list-item>
          <text:p text:style-name="P369"><text:span text:style-name="T583">Melee power house</text:span></text:p>
        </text:list-item>
        <text:list-item>
          <text:p text:style-name="P369"><text:span text:style-name="T583">Abilities</text:span></text:p>
        </text:list-item>
        <text:list-item>
          <text:p text:style-name="P369"><text:span text:style-name="T583">Doom: Reduce all enemies stamina by 10 every 4 turns</text:span></text:p>
        </text:list-item>
        <text:list-item>
          <text:p text:style-name="P369"><text:span text:style-name="T583">Charge </text:span></text:p>
        </text:list-item>
        <text:list-item>
          <text:p text:style-name="P369"><text:span text:style-name="T583">Smash</text:span></text:p>
        </text:list-item>
        <text:list-item>
          <text:p text:style-name="P369"><text:span text:style-name="T583">Chaos Bolt</text:span></text:p>
        </text:list-item>
        <text:list-item>
          <text:p text:style-name="P369"><text:span text:style-name="T583">Whirlwind</text:span></text:p>
        </text:list-item>
        <text:list-item>
          <text:p text:style-name="P369"><text:span text:style-name="T583">Passives</text:span></text:p>
        </text:list-item>
        <text:list-item>
          <text:p text:style-name="P369"><text:span text:style-name="T583">Soul Steal Aura (steal strength)</text:span></text:p>
        </text:list-item>
      </text:list>
      <text:p text:style-name="P370"><text:span text:style-name="T584"/></text:p>
      <text:p text:style-name="P370"><text:span text:style-name="T585">Goblins Encounter</text:span></text:p>
      <text:list text:style-name="L371">
        <text:list-item>
          <text:p text:style-name="P371"><text:span text:style-name="T586">4x random goblin (shooty or stabby)</text:span></text:p>
        </text:list-item>
        <text:list-item>
          <text:p text:style-name="P371"><text:span text:style-name="T586">1x Goblin Leader</text:span></text:p>
        </text:list-item>
        <text:list-item>
          <text:p text:style-name="P371"><text:span text:style-name="T586">Goblin Resistances: -50 physical, +50 Fire</text:span></text:p>
        </text:list-item>
      </text:list>
      <text:p text:style-name="P372"><text:span text:style-name="T587"/></text:p>
      <text:list text:style-name="L373">
        <text:list-item>
          <text:p text:style-name="P373"><text:span text:style-name="T588">Goblin Stabby</text:span></text:p>
        </text:list-item>
        <text:list-item>
          <text:p text:style-name="P373"><text:span text:style-name="T589">Tendon Slash </text:span></text:p>
        </text:list-item>
        <text:list-item>
          <text:p text:style-name="P373"><text:span text:style-name="T589">Nimble (passive)</text:span></text:p>
        </text:list-item>
        <text:list-item>
          <text:p text:style-name="P373"><text:span text:style-name="T589">Poisonous (Passive)</text:span></text:p>
        </text:list-item>
      </text:list>
      <text:p text:style-name="P374"><text:span text:style-name="T590"/></text:p>
      <text:list text:style-name="L375">
        <text:list-item>
          <text:p text:style-name="P375"><text:span text:style-name="T591">Goblin Shooty</text:span></text:p>
        </text:list-item>
        <text:list-item>
          <text:p text:style-name="P375"><text:span text:style-name="T592">Pinning Shot</text:span></text:p>
        </text:list-item>
        <text:list-item>
          <text:p text:style-name="P375"><text:span text:style-name="T592">Nimble (passive)</text:span></text:p>
        </text:list-item>
        <text:list-item>
          <text:p text:style-name="P375"><text:span text:style-name="T592">Quick Draw (passive)</text:span></text:p>
        </text:list-item>
      </text:list>
      <text:p text:style-name="P376"><text:span text:style-name="T593"/></text:p>
      <text:list text:style-name="L377">
        <text:list-item>
          <text:p text:style-name="P377"><text:span text:style-name="T594">Goblin Shield Bearer</text:span></text:p>
        </text:list-item>
        <text:list-item>
          <text:p text:style-name="P377"><text:span text:style-name="T595">Provoke</text:span></text:p>
        </text:list-item>
        <text:list-item>
          <text:p text:style-name="P377"><text:span text:style-name="T595">Nimble (passive)</text:span></text:p>
        </text:list-item>
        <text:list-item>
          <text:p text:style-name="P377"><text:span text:style-name="T595">Cautious</text:span></text:p>
        </text:list-item>
      </text:list>
      <text:p text:style-name="P378"><text:span text:style-name="T596"/></text:p>
      <text:list text:style-name="L379">
        <text:list-item>
          <text:p text:style-name="P379"><text:span text:style-name="T597">Goblin Leader</text:span></text:p>
        </text:list-item>
        <text:list-item>
          <text:p text:style-name="P379"><text:span text:style-name="T598">Invigorate</text:span></text:p>
        </text:list-item>
        <text:list-item>
          <text:p text:style-name="P379"><text:span text:style-name="T598">Goblin War Cry</text:span></text:p>
        </text:list-item>
        <text:list-item>
          <text:p text:style-name="P379"><text:span text:style-name="T598">Nimble (passive)</text:span></text:p>
        </text:list-item>
      </text:list>
      <text:p text:style-name="P380"><text:span text:style-name="T599"/></text:p>
      <text:p text:style-name="P380"><text:span text:style-name="T599"/></text:p>
      <text:p text:style-name="P380"><text:span text:style-name="T600">Skeletons Encounter</text:span></text:p>
      <text:p text:style-name="P380"><text:span text:style-name="T601">Skeleton/Undead Resistances: -50 Fire, +50 Shadow</text:span></text:p>
      <text:list text:style-name="L381">
        <text:list-item>
          <text:p text:style-name="P381"><text:span text:style-name="T602">Skeleton Rogue</text:span></text:p>
        </text:list-item>
        <text:list-item>
          <text:p text:style-name="P381"><text:span text:style-name="T603">Shank</text:span></text:p>
        </text:list-item>
        <text:list-item>
          <text:p text:style-name="P381"><text:span text:style-name="T603">Dash</text:span></text:p>
        </text:list-item>
        <text:list-item>
          <text:p text:style-name="P381"><text:span text:style-name="T603">Toxic Slash</text:span></text:p>
        </text:list-item>
        <text:list-item>
          <text:p text:style-name="P381"><text:span text:style-name="T603">Poisonous (Passive)</text:span></text:p>
        </text:list-item>
      </text:list>
      <text:p text:style-name="P382"><text:span text:style-name="T604"/></text:p>
      <text:list text:style-name="L383">
        <text:list-item>
          <text:p text:style-name="P383"><text:span text:style-name="T605">Skeleton Barbarian</text:span></text:p>
        </text:list-item>
        <text:list-item>
          <text:p text:style-name="P383"><text:span text:style-name="T606">Enrage passive</text:span></text:p>
        </text:list-item>
        <text:list-item>
          <text:p text:style-name="P383"><text:span text:style-name="T606">Charge</text:span></text:p>
        </text:list-item>
        <text:list-item>
          <text:p text:style-name="P383"><text:span text:style-name="T606">Whirlwind</text:span></text:p>
        </text:list-item>
        <text:list-item>
          <text:p text:style-name="P383"><text:span text:style-name="T606">Smash</text:span></text:p>
        </text:list-item>
      </text:list>
      <text:p text:style-name="P384"><text:span text:style-name="T607"/></text:p>
      <text:list text:style-name="L385">
        <text:list-item>
          <text:p text:style-name="P385"><text:span text:style-name="T608">Skeleton Mage</text:span></text:p>
        </text:list-item>
        <text:list-item>
          <text:p text:style-name="P385"><text:span text:style-name="T609">Fire Ball</text:span></text:p>
        </text:list-item>
        <text:list-item>
          <text:p text:style-name="P385"><text:span text:style-name="T609">Frost Bolt</text:span></text:p>
        </text:list-item>
        <text:list-item>
          <text:p text:style-name="P385"><text:span text:style-name="T609">Icy Focus</text:span></text:p>
        </text:list-item>
        <text:list-item>
          <text:p text:style-name="P385"><text:span text:style-name="T609">Flux</text:span></text:p>
        </text:list-item>
      </text:list>
      <text:p text:style-name="P386"><text:span text:style-name="T610"/></text:p>
      <text:list text:style-name="L387">
        <text:list-item>
          <text:p text:style-name="P387"><text:span text:style-name="T611">Skeleton Warrior</text:span></text:p>
        </text:list-item>
        <text:list-item>
          <text:p text:style-name="P387"><text:span text:style-name="T612">Thorns</text:span></text:p>
        </text:list-item>
        <text:list-item>
          <text:p text:style-name="P387"><text:span text:style-name="T612">Testudo</text:span></text:p>
        </text:list-item>
        <text:list-item>
          <text:p text:style-name="P387"><text:span text:style-name="T612">Inspire</text:span></text:p>
        </text:list-item>
        <text:list-item>
          <text:p text:style-name="P387"><text:span text:style-name="T612">Fortify</text:span></text:p>
        </text:list-item>
      </text:list>
      <text:p text:style-name="P388"><text:span text:style-name="T613"/></text:p>
      <text:list text:style-name="L389">
        <text:list-item>
          <text:p text:style-name="P389"><text:span text:style-name="T614">Skeleton Assassin</text:span></text:p>
        </text:list-item>
        <text:list-item>
          <text:p text:style-name="P389"><text:span text:style-name="T615">Stealth (passive)</text:span></text:p>
        </text:list-item>
        <text:list-item>
          <text:p text:style-name="P389"><text:span text:style-name="T615">Shadow Step</text:span></text:p>
        </text:list-item>
        <text:list-item>
          <text:p text:style-name="P389"><text:span text:style-name="T615">Suprise Attack</text:span></text:p>
        </text:list-item>
        <text:list-item>
          <text:p text:style-name="P389"><text:span text:style-name="T615">Shank</text:span></text:p>
        </text:list-item>
      </text:list>
      <text:p text:style-name="P390"><text:span text:style-name="T616"/></text:p>
      <text:list text:style-name="L391">
        <text:list-item>
          <text:p text:style-name="P391"><text:span text:style-name="T617">Skeleton Marksman</text:span></text:p>
        </text:list-item>
        <text:list-item>
          <text:p text:style-name="P391"><text:span text:style-name="T618">True Sight (passive)</text:span></text:p>
        </text:list-item>
        <text:list-item>
          <text:p text:style-name="P391"><text:span text:style-name="T618">Head Shot</text:span></text:p>
        </text:list-item>
        <text:list-item>
          <text:p text:style-name="P391"><text:span text:style-name="T618">Impaling Bolt</text:span></text:p>
        </text:list-item>
        <text:list-item>
          <text:p text:style-name="P391"><text:span text:style-name="T618">Pinning Shot</text:span></text:p>
        </text:list-item>
      </text:list>
      <text:p text:style-name="P392"><text:span text:style-name="T619"/></text:p>
      <text:list text:style-name="L393">
        <text:list-item>
          <text:p text:style-name="P393"><text:span text:style-name="T620">Skeleton Priest</text:span></text:p>
        </text:list-item>
        <text:list-item>
          <text:p text:style-name="P393"><text:span text:style-name="T621">Shadow Blast</text:span></text:p>
        </text:list-item>
        <text:list-item>
          <text:p text:style-name="P393"><text:span text:style-name="T621">Void Bomb</text:span></text:p>
        </text:list-item>
        <text:list-item>
          <text:p text:style-name="P393"><text:span text:style-name="T621">Invigorate</text:span></text:p>
        </text:list-item>
        <text:list-item>
          <text:p text:style-name="P393"><text:span text:style-name="T622">Shadow Aura</text:span></text:p>
        </text:list-item>
      </text:list>
      <text:p text:style-name="P394"><text:span text:style-name="T623"/></text:p>
      <text:list text:style-name="L395">
        <text:list-item>
          <text:p text:style-name="P395"><text:span text:style-name="T624">Skeleton Death Knight</text:span></text:p>
        </text:list-item>
        <text:list-item>
          <text:p text:style-name="P395"><text:span text:style-name="T625">Charge</text:span></text:p>
        </text:list-item>
        <text:list-item>
          <text:p text:style-name="P395"><text:span text:style-name="T625">Smash</text:span></text:p>
        </text:list-item>
        <text:list-item>
          <text:p text:style-name="P395"><text:span text:style-name="T625">Dark Gift</text:span></text:p>
        </text:list-item>
        <text:list-item>
          <text:p text:style-name="P395"><text:span text:style-name="T626">Shadow Aura</text:span></text:p>
        </text:list-item>
      </text:list>
      <text:p text:style-name="P396"><text:span text:style-name="T627"/></text:p>
      <text:p text:style-name="P396"><text:span text:style-name="T628">Golems Encounter</text:span></text:p>
      <text:p text:style-name="P396"><text:span text:style-name="T629">Golem Resistances: +100 to its own element, - 50 to its opposite element</text:span></text:p>
      <text:list text:style-name="L397">
        <text:list-item>
          <text:p text:style-name="P397"><text:span text:style-name="T630">Fire Golem</text:span></text:p>
        </text:list-item>
        <text:list-item>
          <text:p text:style-name="P397"><text:span text:style-name="T631">Fire Ball</text:span></text:p>
        </text:list-item>
        <text:list-item>
          <text:p text:style-name="P397"><text:span text:style-name="T632">Combustion</text:span></text:p>
        </text:list-item>
        <text:list-item>
          <text:p text:style-name="P397"><text:span text:style-name="T632">Melt</text:span></text:p>
        </text:list-item>
        <text:list-item>
          <text:p text:style-name="P397"><text:span text:style-name="T632">Fiery Aura</text:span></text:p>
        </text:list-item>
      </text:list>
      <text:p text:style-name="P398"><text:span text:style-name="T633"/></text:p>
      <text:list text:style-name="L399">
        <text:list-item>
          <text:p text:style-name="P399"><text:span text:style-name="T634">Poison Golem</text:span></text:p>
        </text:list-item>
        <text:list-item>
          <text:p text:style-name="P399"><text:span text:style-name="T635">Toxic Slash</text:span></text:p>
        </text:list-item>
        <text:list-item>
          <text:p text:style-name="P399"><text:span text:style-name="T636">Noxious Fumes</text:span></text:p>
        </text:list-item>
        <text:list-item>
          <text:p text:style-name="P399"><text:span text:style-name="T636">Chemical Reaction</text:span></text:p>
        </text:list-item>
        <text:list-item>
          <text:p text:style-name="P399"><text:span text:style-name="T636">Toxic Aura</text:span></text:p>
        </text:list-item>
      </text:list>
      <text:p text:style-name="P400"><text:span text:style-name="T637"/></text:p>
      <text:list text:style-name="L401">
        <text:list-item>
          <text:p text:style-name="P401"><text:span text:style-name="T638">Frost Golem</text:span></text:p>
        </text:list-item>
        <text:list-item>
          <text:p text:style-name="P401"><text:span text:style-name="T639">Chilling Blow</text:span></text:p>
        </text:list-item>
        <text:list-item>
          <text:p text:style-name="P401"><text:span text:style-name="T640">Frost Nova</text:span></text:p>
        </text:list-item>
        <text:list-item>
          <text:p text:style-name="P401"><text:span text:style-name="T640">Thaw</text:span></text:p>
        </text:list-item>
        <text:list-item>
          <text:p text:style-name="P401"><text:span text:style-name="T640">Shatter</text:span></text:p>
        </text:list-item>
      </text:list>
      <text:p text:style-name="P402"><text:span text:style-name="T641"/></text:p>
      <text:list text:style-name="L403">
        <text:list-item>
          <text:p text:style-name="P403"><text:span text:style-name="T642">Air Golem</text:span></text:p>
        </text:list-item>
        <text:list-item>
          <text:p text:style-name="P403"><text:span text:style-name="T643">Chain Lightning</text:span></text:p>
        </text:list-item>
        <text:list-item>
          <text:p text:style-name="P403"><text:span text:style-name="T644">Thunder Strike</text:span></text:p>
        </text:list-item>
        <text:list-item>
          <text:p text:style-name="P403"><text:span text:style-name="T644">Lightning Bolt</text:span></text:p>
        </text:list-item>
        <text:list-item>
          <text:p text:style-name="P403"><text:span text:style-name="T644">Storm Aura</text:span></text:p>
        </text:list-item>
      </text:list>
      <text:p text:style-name="P404"><text:span text:style-name="T645"/></text:p>
      <text:p text:style-name="P404"><text:span text:style-name="T646">Elven Rangers</text:span></text:p>
      <text:list text:style-name="L405">
        <text:list-item>
          <text:p text:style-name="P405"><text:span text:style-name="T647">Elven Ranger</text:span></text:p>
        </text:list-item>
        <text:list-item>
          <text:p text:style-name="P405"><text:span text:style-name="T647">Abilities</text:span></text:p>
        </text:list-item>
        <text:list-item>
          <text:p text:style-name="P405"><text:span text:style-name="T647">Snipe </text:span></text:p>
        </text:list-item>
        <text:list-item>
          <text:p text:style-name="P405"><text:span text:style-name="T647">Pinning Shot</text:span></text:p>
        </text:list-item>
        <text:list-item>
          <text:p text:style-name="P405"><text:span text:style-name="T647">Impaling Bolt</text:span></text:p>
        </text:list-item>
        <text:list-item>
          <text:p text:style-name="P405"><text:span text:style-name="T647">Over Watch</text:span></text:p>
        </text:list-item>
        <text:list-item>
          <text:p text:style-name="P405"><text:span text:style-name="T647">Passives</text:span></text:p>
        </text:list-item>
        <text:list-item>
          <text:p text:style-name="P405"><text:span text:style-name="T647">Stealth</text:span></text:p>
        </text:list-item>
        <text:list-item>
          <text:p text:style-name="P405"><text:span text:style-name="T647">Flux</text:span></text:p>
        </text:list-item>
      </text:list>
      <text:p text:style-name="P406"><text:span text:style-name="T648"/></text:p>
      <text:p text:style-name="P406"><text:span text:style-name="T649">The Three Demons</text:span></text:p>
      <text:list text:style-name="L407">
        <text:list-item>
          <text:p text:style-name="P407"><text:span text:style-name="T649">Demon Hellguard</text:span></text:p>
        </text:list-item>
        <text:list-item>
          <text:p text:style-name="P407"><text:span text:style-name="T650">Passives</text:span></text:p>
        </text:list-item>
        <text:list-item>
          <text:p text:style-name="P407"><text:span text:style-name="T650">Unwavering</text:span></text:p>
        </text:list-item>
        <text:list-item>
          <text:p text:style-name="P407"><text:span text:style-name="T650">Cautious 5</text:span></text:p>
        </text:list-item>
        <text:list-item>
          <text:p text:style-name="P407"><text:span text:style-name="T650">Starts combat with 10 block (or maybe doesn't need this if we have cautious)</text:span></text:p>
        </text:list-item>
        <text:list-item>
          <text:p text:style-name="P407"><text:span text:style-name="T650">Abilities</text:span></text:p>
        </text:list-item>
        <text:list-item>
          <text:p text:style-name="P407"><text:span text:style-name="T650">Shield Slam</text:span></text:p>
        </text:list-item>
        <text:list-item>
          <text:p text:style-name="P407"><text:span text:style-name="T650">Testudo</text:span></text:p>
        </text:list-item>
        <text:list-item>
          <text:p text:style-name="P407"><text:span text:style-name="T650">Fortify</text:span></text:p>
        </text:list-item>
        <text:list-item>
          <text:p text:style-name="P407"><text:span text:style-name="T650">Guard</text:span></text:p>
        </text:list-item>
      </text:list>
      <text:p text:style-name="P408"><text:span text:style-name="T651"/></text:p>
      <text:list text:style-name="L409">
        <text:list-item>
          <text:p text:style-name="P409"><text:span text:style-name="T652">Demon Berserker</text:span></text:p>
        </text:list-item>
        <text:list-item>
          <text:p text:style-name="P409"><text:span text:style-name="T653">Passives</text:span></text:p>
        </text:list-item>
        <text:list-item>
          <text:p text:style-name="P409"><text:span text:style-name="T653">Enrage</text:span></text:p>
        </text:list-item>
        <text:list-item>
          <text:p text:style-name="P409"><text:span text:style-name="T653">Unstoppable</text:span></text:p>
        </text:list-item>
        <text:list-item>
          <text:p text:style-name="P409"><text:span text:style-name="T653">Abilities</text:span></text:p>
        </text:list-item>
        <text:list-item>
          <text:p text:style-name="P409"><text:span text:style-name="T653">Charge</text:span></text:p>
        </text:list-item>
        <text:list-item>
          <text:p text:style-name="P409"><text:span text:style-name="T653">Kick to the Balls</text:span></text:p>
        </text:list-item>
        <text:list-item>
          <text:p text:style-name="P409"><text:span text:style-name="T653">Whirlwind</text:span></text:p>
        </text:list-item>
        <text:list-item>
          <text:p text:style-name="P409"><text:span text:style-name="T653">Smash</text:span></text:p>
        </text:list-item>
      </text:list>
      <text:p text:style-name="P410"><text:span text:style-name="T654"/></text:p>
      <text:list text:style-name="L411">
        <text:list-item>
          <text:p text:style-name="P411"><text:span text:style-name="T655">Demon Blade Master</text:span></text:p>
        </text:list-item>
        <text:list-item>
          <text:p text:style-name="P411"><text:span text:style-name="T656">Passives</text:span></text:p>
        </text:list-item>
        <text:list-item>
          <text:p text:style-name="P411"><text:span text:style-name="T656">Riposte</text:span></text:p>
        </text:list-item>
        <text:list-item>
          <text:p text:style-name="P411"><text:span text:style-name="T656">Sword Play</text:span></text:p>
        </text:list-item>
        <text:list-item>
          <text:p text:style-name="P411"><text:span text:style-name="T656">Abilities</text:span></text:p>
        </text:list-item>
        <text:list-item>
          <text:p text:style-name="P411"><text:span text:style-name="T656">Evasion</text:span></text:p>
        </text:list-item>
        <text:list-item>
          <text:p text:style-name="P411"><text:span text:style-name="T656">Dash</text:span></text:p>
        </text:list-item>
        <text:list-item>
          <text:p text:style-name="P411"><text:span text:style-name="T656">Tendon Slash</text:span></text:p>
        </text:list-item>
        <text:list-item>
          <text:p text:style-name="P411"><text:span text:style-name="T656">Disarm</text:span></text:p>
        </text:list-item>
      </text:list>
      <text:p text:style-name="P412"><text:span text:style-name="T657"/></text:p>
      <text:p text:style-name="P412"><text:span text:style-name="T657"/></text:p>
      <text:p text:style-name="P413"><text:span text:style-name="T658">New Talent Tree Ability/Tier List</text:span></text:p>
      <text:p text:style-name="P414"><text:span text:style-name="T659">Brawler</text:span></text:p>
      <text:list text:style-name="L415">
        <text:list-item>
          <text:p text:style-name="P415"><text:span text:style-name="T659">Tier 1</text:span></text:p>
        </text:list-item>
        <text:list-item>
          <text:p text:style-name="P415"><text:span text:style-name="T660">Charge (Energy 10, CD 3): Move to an enemy and apply Vulnerable</text:span></text:p>
        </text:list-item>
        <text:list-item>
          <text:p text:style-name="P415"><text:span text:style-name="T660">Whirlwind (Energy 20, CD 1): 100% weapon damage within melee range</text:span></text:p>
        </text:list-item>
        <text:list-item>
          <text:p text:style-name="P415"><text:span text:style-name="T660">Tenacious: Whenever this character loses health, it gains 2 block.</text:span></text:p>
        </text:list-item>
        <text:list-item>
          <text:p text:style-name="P415"><text:span text:style-name="T661">Tier 2</text:span></text:p>
        </text:list-item>
        <text:list-item>
          <text:p text:style-name="P415"><text:span text:style-name="T662">Smash (Energy 20, CD 1): 200% weapon damage</text:span></text:p>
        </text:list-item>
        <text:list-item>
          <text:p text:style-name="P415"><text:span text:style-name="T662">Go Berserk (Energy 10, CD 3): Increase a characters critical chance by 100% until the end of their next activation</text:span></text:p>
        </text:list-item>
        <text:list-item>
          <text:p text:style-name="P415"><text:span text:style-name="T662">Kick to the balls (Energy 10, CD 4): apply stunned</text:span></text:p>
        </text:list-item>
        <text:list-item>
          <text:p text:style-name="P415"><text:span text:style-name="T662">Masochist (Passive): While you have 50% or less health, your Melee Attacks have +50 crit chance and cannot be parried.</text:span></text:p>
        </text:list-item>
        <text:list-item>
          <text:p text:style-name="P415"><text:span text:style-name="T663">Tier 3</text:span></text:p>
        </text:list-item>
        <text:list-item>
          <text:p text:style-name="P415"><text:span text:style-name="T664">Blade Flurry (Energy 40, CD 3): Deal 140% weapon damage to a random enemy 3 times</text:span></text:p>
        </text:list-item>
        <text:list-item>
          <text:p text:style-name="P415"><text:span text:style-name="T664">Coup De Grace (Passive): Whenever you kill a character, gain max energy</text:span></text:p>
        </text:list-item>
        <text:list-item>
          <text:p text:style-name="P415"><text:span text:style-name="T664">Last Stand (Passive): The first time you would be killed in each combat, instead gain 5 Strength and set your health to 1. (maybe this should make the character immune until end of turn cycle instead?)</text:span></text:p>
        </text:list-item>
      </text:list>
      <text:p text:style-name="P416"><text:span text:style-name="T665"/></text:p>
      <text:p text:style-name="P416"><text:span text:style-name="T666">Guardian</text:span></text:p>
      <text:list text:style-name="L417">
        <text:list-item>
          <text:p text:style-name="P417"><text:span text:style-name="T666">Tier 1</text:span></text:p>
        </text:list-item>
        <text:list-item>
          <text:p text:style-name="P417"><text:span text:style-name="T667">Get Down (Energy 10, CD 3): Move to a tile within mobility + 1 . At the end of the movement, give yourself and adjacent allies 3 block</text:span></text:p>
        </text:list-item>
        <text:list-item>
          <text:p text:style-name="P417"><text:span text:style-name="T667">Testudo (Energy 0, CD 2): Gain 5 Block</text:span></text:p>
        </text:list-item>
        <text:list-item>
          <text:p text:style-name="P417"><text:span text:style-name="T667">Provoke (Energy 10, CD 2, R 1):</text:span></text:p>
        </text:list-item>
        <text:list-item>
          <text:p text:style-name="P417"><text:span text:style-name="T667">Cautious: On activation end, gain 4 Block</text:span></text:p>
        </text:list-item>
        <text:list-item>
          <text:p text:style-name="P417"><text:span text:style-name="T668">Tier 2</text:span></text:p>
        </text:list-item>
        <text:list-item>
          <text:p text:style-name="P417"><text:span text:style-name="T669">Shield Slam (Energy 10, CD 3): Deal damage equal to your current block.</text:span></text:p>
        </text:list-item>
        <text:list-item>
          <text:p text:style-name="P417"><text:span text:style-name="T669">Fortify<text:s text:c="2"/>(Energy 10, CD 3): Give an ally 5 Block. Removes Stunned, Sleep and Immobilized.</text:span></text:p>
        </text:list-item>
        <text:list-item>
          <text:p text:style-name="P417"><text:span text:style-name="T669">Stone Form (Energy 10, CD 2): Give an ally 2 Dexterity</text:span></text:p>
        </text:list-item>
        <text:list-item>
          <text:p text:style-name="P417"><text:span text:style-name="T669">Guardian Aura: On activation end, give 3 block to allies within your aura.</text:span></text:p>
        </text:list-item>
        <text:list-item>
          <text:p text:style-name="P417"><text:span text:style-name="T670">Tier 3</text:span></text:p>
        </text:list-item>
        <text:list-item>
          <text:p text:style-name="P417"><text:span text:style-name="T671">Reactive Armour (Energy 30, CD 4): Remove all block, then deal physical damage to all enemies within your melee range equal to the block removed.</text:span></text:p>
        </text:list-item>
        <text:list-item>
          <text:p text:style-name="P417"><text:span text:style-name="T671">Challenging Shout: now taunts every enemy on the map</text:span></text:p>
        </text:list-item>
        <text:list-item>
          <text:p text:style-name="P417"><text:span text:style-name="T671">Unwavering (Passive): Your block does not expire on activation start.</text:span></text:p>
        </text:list-item>
      </text:list>
      <text:p text:style-name="P418"><text:span text:style-name="T672"/></text:p>
      <text:p text:style-name="P418"><text:span text:style-name="T673">Duelist</text:span></text:p>
      <text:list text:style-name="L419">
        <text:list-item>
          <text:p text:style-name="P419"><text:span text:style-name="T673">Tier 1</text:span></text:p>
        </text:list-item>
        <text:list-item>
          <text:p text:style-name="P419"><text:span text:style-name="T674">Dash (Energy 0, CD 2) </text:span></text:p>
        </text:list-item>
        <text:list-item>
          <text:p text:style-name="P419"><text:span text:style-name="T674">Tendon Slash (Energy 20, CD 1) 140% weapon damage, apply weakened.</text:span></text:p>
        </text:list-item>
        <text:list-item>
          <text:p text:style-name="P419"><text:span text:style-name="T674">Evasion (Energy 10, CD 3): Give an ally 100 Parry chance for one activation</text:span></text:p>
        </text:list-item>
        <text:list-item>
          <text:p text:style-name="P419"><text:span text:style-name="T674">Riposte (Passive): Whenever you parry an attack, deal 100% weapon damage back to your attacker.</text:span></text:p>
        </text:list-item>
        <text:list-item>
          <text:p text:style-name="P419"><text:span text:style-name="T675">Tier 2</text:span></text:p>
        </text:list-item>
        <text:list-item>
          <text:p text:style-name="P419"><text:span text:style-name="T676">Second Wind (Energy 0, CD 4): Gain energy equal to your maximum</text:span></text:p>
        </text:list-item>
        <text:list-item>
          <text:p text:style-name="P419"><text:span text:style-name="T676">Shield Shatter (Energy 10, CD 3): Remove all block from a target, then deal 100% weapon damage</text:span></text:p>
        </text:list-item>
        <text:list-item>
          <text:p text:style-name="P419"><text:span text:style-name="T676">Disarm (Energy 10, CD 3): Deal 100% weapon damage and apply Disarmed</text:span></text:p>
        </text:list-item>
        <text:list-item>
          <text:p text:style-name="P419"><text:span text:style-name="T676">Virtuoso (Passive): Your melee attack abilities cannot be parried</text:span></text:p>
        </text:list-item>
        <text:list-item>
          <text:p text:style-name="P419"><text:span text:style-name="T677">Tier 3</text:span></text:p>
        </text:list-item>
        <text:list-item>
          <text:p text:style-name="P419"><text:span text:style-name="T678">Decapitate (Energy 20, CD 2) 140% weapon damage, instant death is target has 30% of less health.</text:span></text:p>
        </text:list-item>
        <text:list-item>
          <text:p text:style-name="P419"><text:span text:style-name="T678">Perfect Reflexes (Passive): Increase your dodge and parry chance by 30</text:span></text:p>
        </text:list-item>
      </text:list>
      <text:p text:style-name="P420"><text:span text:style-name="T679"/></text:p>
      <text:p text:style-name="P420"><text:span text:style-name="T680">Assassination</text:span></text:p>
      <text:list text:style-name="L421">
        <text:list-item>
          <text:p text:style-name="P421"><text:span text:style-name="T681">Tier 1</text:span></text:p>
        </text:list-item>
        <text:list-item>
          <text:p text:style-name="P421"><text:span text:style-name="T681">Vanish (Energy 0, CD 3): Gain camoflage</text:span></text:p>
        </text:list-item>
        <text:list-item>
          <text:p text:style-name="P421"><text:span text:style-name="T681">Cheap Shot / Ambush (Energy 20, CD 2): Deal 140% damage. If camoflaged, apply stunned</text:span></text:p>
        </text:list-item>
        <text:list-item>
          <text:p text:style-name="P421"><text:span text:style-name="T681">Shank (Energy 0, CD 2): Deal 100% weapon damage</text:span></text:p>
        </text:list-item>
        <text:list-item>
          <text:p text:style-name="P421"><text:span text:style-name="T681">Predator (Passive): +50 crit chance while camoflaged</text:span></text:p>
        </text:list-item>
        <text:list-item>
          <text:p text:style-name="P421"><text:span text:style-name="T681">Tier 2</text:span></text:p>
        </text:list-item>
        <text:list-item>
          <text:p text:style-name="P421"><text:span text:style-name="T681">Shadow Step (Energy 10, CD 2): Teleport to a targets back tile</text:span></text:p>
        </text:list-item>
        <text:list-item>
          <text:p text:style-name="P421"><text:span text:style-name="T681">Backstab (Energy 10, CD 2): Deal 100% weapon damage. If this back strikes, it is guaranteed to Critical.</text:span></text:p>
        </text:list-item>
        <text:list-item>
          <text:p text:style-name="P421"><text:span text:style-name="T681">Preparation (Energy 0, CD 2): Your next ability costs 0 Energy</text:span></text:p>
        </text:list-item>
        <text:list-item>
          <text:p text:style-name="P421"><text:span text:style-name="T681">Tier 3</text:span></text:p>
        </text:list-item>
        <text:list-item>
          <text:p text:style-name="P421"><text:span text:style-name="T681">Slice And Dice (Energy X, CD 3): Spend all your energy. Deal 100% weapon damage for each 10 energy spent</text:span></text:p>
        </text:list-item>
        <text:list-item>
          <text:p text:style-name="P421"><text:span text:style-name="T681">Chloroform Bomb (Energy 20, CD 3, Range 5): Deal 8 physical damage to all characters in a 3x3 area and apply Silenced</text:span></text:p>
        </text:list-item>
        <text:list-item>
          <text:p text:style-name="P421"><text:span text:style-name="T681">Patient Stalker (Passive): While camoflaged, you have +1 mobility and + 20 stamina</text:span></text:p>
        </text:list-item>
      </text:list>
      <text:p text:style-name="P422"><text:span text:style-name="T682"/></text:p>
      <text:p text:style-name="P422"><text:span text:style-name="T682"/></text:p>
      <text:p text:style-name="P422"><text:span text:style-name="T683">Ranger</text:span></text:p>
      <text:list text:style-name="L423">
        <text:list-item>
          <text:p text:style-name="P423"><text:span text:style-name="T683">Tier 1</text:span></text:p>
        </text:list-item>
        <text:list-item>
          <text:p text:style-name="P423"><text:span text:style-name="T684">Quick Draw (Passive): Your first ranged attack ability each turn costs 0</text:span></text:p>
        </text:list-item>
        <text:list-item>
          <text:p text:style-name="P423"><text:span text:style-name="T684">Head Shot (Energy 20, CD 2, Range 5) Deal 200% Weapon Damage</text:span></text:p>
        </text:list-item>
        <text:list-item>
          <text:p text:style-name="P423"><text:span text:style-name="T684">Haste (Energy 10, CD 1, Range 3): Give a target 1 Mobility</text:span></text:p>
        </text:list-item>
        <text:list-item>
          <text:p text:style-name="P423"><text:span text:style-name="T684">Pinning Shot (Energy 10, CD 3, Range 5): Deal 100% weapon damage and apply immobilzed</text:span></text:p>
        </text:list-item>
        <text:list-item>
          <text:p text:style-name="P423"><text:span text:style-name="T685">Tier 2</text:span></text:p>
        </text:list-item>
        <text:list-item>
          <text:p text:style-name="P423"><text:span text:style-name="T686">Forest Medicine (Energy 10, CD 3, Range 3) Give 5 block, remove poisoned, burning, shocked and chilled.</text:span></text:p>
        </text:list-item>
        <text:list-item>
          <text:p text:style-name="P423"><text:span text:style-name="T686">Steady Hands (Energy 10, CD 2, Range 5) Give an ally 2 Hawk Eye during their next activation.</text:span></text:p>
        </text:list-item>
        <text:list-item>
          <text:p text:style-name="P423"><text:span text:style-name="T686">Impaling Bolt (Energy 20, CD 3, Range 5): 140% weapon damage, 3 knock back</text:span></text:p>
        </text:list-item>
        <text:list-item>
          <text:p text:style-name="P423"><text:span text:style-name="T686">Mark Target (Energy 0, CD 3, Range 5): Target is unable to dodge or parry until the end of the current turn cycle.</text:span></text:p>
        </text:list-item>
        <text:list-item>
          <text:p text:style-name="P423"><text:span text:style-name="T686">Snipe (Energy 20, cd 1, range 9) 100% weapon damage</text:span></text:p>
        </text:list-item>
        <text:list-item>
          <text:p text:style-name="P423"><text:span text:style-name="T687">Tier 3</text:span></text:p>
        </text:list-item>
        <text:list-item>
          <text:p text:style-name="P423"><text:span text:style-name="T688">Rapid Fire (Energy X, CD 3, Range 5): 100% weapon damage X times</text:span></text:p>
        </text:list-item>
        <text:list-item>
          <text:p text:style-name="P423"><text:span text:style-name="T688">Overwatch (Energy 20, CD 1) Deal 140% weapon damage to the first character that moves within 5</text:span></text:p>
        </text:list-item>
        <text:list-item>
          <text:p text:style-name="P423"><text:span text:style-name="T688">Tree Leap (Energy 0, CD 1, Range 4): Teleport to a grass tile within 4</text:span></text:p>
        </text:list-item>
      </text:list>
      <text:p text:style-name="P424"><text:span text:style-name="T689"/></text:p>
      <text:p text:style-name="P424"><text:span text:style-name="T690">Cyromancy</text:span></text:p>
      <text:list text:style-name="L425">
        <text:list-item>
          <text:p text:style-name="P425"><text:span text:style-name="T690">Tier 1</text:span></text:p>
        </text:list-item>
        <text:list-item>
          <text:p text:style-name="P425"><text:span text:style-name="T691">Chilling Blow (Energy 10, CD 1): 100% weapon damage. If the target is chilled, apply immobilized.</text:span></text:p>
        </text:list-item>
        <text:list-item>
          <text:p text:style-name="P425"><text:span text:style-name="T691">Icy Focus (Energy 10, CD 1, R3): Give a target 2 Wisdom</text:span></text:p>
        </text:list-item>
        <text:list-item>
          <text:p text:style-name="P425"><text:span text:style-name="T691">Frost Nova (Energy 20, CD 1): 6 frost damage and apply Chilled</text:span></text:p>
        </text:list-item>
        <text:list-item>
          <text:p text:style-name="P425"><text:span text:style-name="T691">Shatter: This character's Melee Attack and Ranged Attack abilities against targets with 'Chilled' gain 50 bonus critical chance.</text:span></text:p>
        </text:list-item>
        <text:list-item>
          <text:p text:style-name="P425"><text:span text:style-name="T692">Tier 2</text:span></text:p>
        </text:list-item>
        <text:list-item>
          <text:p text:style-name="P425"><text:span text:style-name="T693">Frost Bolt (Energy 10, CD 3, Range 5): Deal 4 frost damage and apply Immobilized</text:span></text:p>
        </text:list-item>
        <text:list-item>
          <text:p text:style-name="P425"><text:span text:style-name="T693">Snow Stasis (Energy 20, CD 1) Target yourself or an ally. The next time that character takes damage, ignore it.</text:span></text:p>
        </text:list-item>
        <text:list-item>
          <text:p text:style-name="P425"><text:span text:style-name="T693">Glacial Burst (Energy 20, CD 3): Deal 5 Frost damage to a random enemy within your aura 3 times.</text:span></text:p>
        </text:list-item>
        <text:list-item>
          <text:p text:style-name="P425"><text:span text:style-name="T693">Creeping Frost (Energy 10, CD 2): Target ally converts all damage from melee attacks into frost damage for one turn</text:span></text:p>
        </text:list-item>
        <text:list-item>
          <text:p text:style-name="P425"><text:span text:style-name="T693">Blizzard (Energy 20, CD 3): 8 damage, apply chilled</text:span></text:p>
        </text:list-item>
        <text:list-item>
          <text:p text:style-name="P425"><text:span text:style-name="T694">Tier 3</text:span></text:p>
        </text:list-item>
        <text:list-item>
          <text:p text:style-name="P425"><text:span text:style-name="T695">Thaw (Energy 20, CD 1, Range 5): Deal 8 Frost Damage. If the target is chilled, gain 20 energy. </text:span></text:p>
        </text:list-item>
        <text:list-item>
          <text:p text:style-name="P425"><text:span text:style-name="T695">Global Cooling (Energy 20, CD 3): Deal 8 Frost Damage and apply Immobilized to all enemies.</text:span></text:p>
        </text:list-item>
        <text:list-item>
          <text:p text:style-name="P425"><text:span text:style-name="T695">Frozen Heart (Passive)</text:span></text:p>
        </text:list-item>
      </text:list>
      <text:p text:style-name="P426"><text:span text:style-name="T696"/></text:p>
      <text:p text:style-name="P426"><text:span text:style-name="T697">Pyromancy</text:span></text:p>
      <text:list text:style-name="L427">
        <text:list-item>
          <text:p text:style-name="P427"><text:span text:style-name="T697">Tier 1</text:span></text:p>
        </text:list-item>
        <text:list-item>
          <text:p text:style-name="P427"><text:span text:style-name="T698">Phoenix Dive (Energy 10, CD 3): Teleport to a location within, apply 1 burning</text:span></text:p>
        </text:list-item>
        <text:list-item>
          <text:p text:style-name="P427"><text:span text:style-name="T698">Fire Ball (Energy 20, CD 0): 4 fire damage, apply 1 burning</text:span></text:p>
        </text:list-item>
        <text:list-item>
          <text:p text:style-name="P427"><text:span text:style-name="T698">Fire Nova (Energy 10, CD 2) 4 fire damage aoe, apply 2 burning</text:span></text:p>
        </text:list-item>
        <text:list-item>
          <text:p text:style-name="P427"><text:span text:style-name="T698">Fiery Aura (Passive): On activation end, deal 3 Fire damage to all enemies within your Aura</text:span></text:p>
        </text:list-item>
        <text:list-item>
          <text:p text:style-name="P427"><text:span text:style-name="T699">Tier 2</text:span></text:p>
        </text:list-item>
        <text:list-item>
          <text:p text:style-name="P427"><text:span text:style-name="T700">Melt (Energy 10, CD 3): Remove all block from a target and apply 2 burning</text:span></text:p>
        </text:list-item>
        <text:list-item>
          <text:p text:style-name="P427"><text:span text:style-name="T700">Blaze (Energy 10, CD 2): Target ally converts all damage from melee attacks into fire damage for one turn</text:span></text:p>
        </text:list-item>
        <text:list-item>
          <text:p text:style-name="P427"><text:span text:style-name="T700">Meteor (Energy 20, CD 3, Range 5): Deal 8 fire damage and apply 2 burning all characters in a 3x3 area.</text:span></text:p>
        </text:list-item>
        <text:list-item>
          <text:p text:style-name="P427"><text:span text:style-name="T700">Immolation (Passive): Your melee attacks that reduce health apply 1 burning</text:span></text:p>
        </text:list-item>
        <text:list-item>
          <text:p text:style-name="P427"><text:span text:style-name="T701">Tier 3</text:span></text:p>
        </text:list-item>
        <text:list-item>
          <text:p text:style-name="P427"><text:span text:style-name="T702">Combustion (Energy 30, CD 3): Target an enemy. That target and enemies adjacent to it take Fire Damage equal to the target's current 'Burning' amount.</text:span></text:p>
        </text:list-item>
        <text:list-item>
          <text:p text:style-name="P427"><text:span text:style-name="T702">Dragon Breath (Energy 20, CD 3): Deal 10 Fire Damage and apply 2 burning to all characters in a line, up to 5 tiles away.</text:span></text:p>
        </text:list-item>
        <text:list-item>
          <text:p text:style-name="P427"><text:span text:style-name="T702">Demon (Passive)</text:span></text:p>
        </text:list-item>
      </text:list>
      <text:p text:style-name="P428"><text:span text:style-name="T703"/></text:p>
      <text:p text:style-name="P428"><text:span text:style-name="T704">Manipulation</text:span></text:p>
      <text:list text:style-name="L429">
        <text:list-item>
          <text:p text:style-name="P429"><text:span text:style-name="T704">Tier 1</text:span></text:p>
        </text:list-item>
        <text:list-item>
          <text:p text:style-name="P429"><text:span text:style-name="T705">Blink (Energy 10, CD 2): Teleport to a tile within 2<text:tab/></text:span></text:p>
        </text:list-item>
        <text:list-item>
          <text:p text:style-name="P429"><text:span text:style-name="T705">Dimensional Blast (Energy 0, CD 2, Range 5): Deal 5 damage of a random element type</text:span></text:p>
        </text:list-item>
        <text:list-item>
          <text:p text:style-name="P429"><text:span text:style-name="T705">Telekinesis (Energy 0, CD 1): Teleport a character to a tile within 1 of its current location</text:span></text:p>
        </text:list-item>
        <text:list-item>
          <text:p text:style-name="P429"><text:span text:style-name="T705">Flux (Passive): Your first move action each turn costs 0 Energy</text:span></text:p>
        </text:list-item>
        <text:list-item>
          <text:p text:style-name="P429"><text:span text:style-name="T706">Tier 2</text:span></text:p>
        </text:list-item>
        <text:list-item>
          <text:p text:style-name="P429"><text:span text:style-name="T707">Phase Shift (Energy 20, CD 2, Range 5): Swap places with a target character</text:span></text:p>
        </text:list-item>
        <text:list-item>
          <text:p text:style-name="P429"><text:span text:style-name="T707">Mirage (Energy 10, CD 3): Give an ally 100 Dodge chance for one activation</text:span></text:p>
        </text:list-item>
        <text:list-item>
          <text:p text:style-name="P429"><text:span text:style-name="T707">Burst of Knowledge (Energy 10, CD 3, Range 3) Give an ally 4 Wisdom during their next activation.</text:span></text:p>
        </text:list-item>
        <text:list-item>
          <text:p text:style-name="P429"><text:span text:style-name="T707">Phasing</text:span></text:p>
        </text:list-item>
        <text:list-item>
          <text:p text:style-name="P429"><text:span text:style-name="T708">Tier 3</text:span></text:p>
        </text:list-item>
        <text:list-item>
          <text:p text:style-name="P429"><text:span text:style-name="T709">Dimensional Hex (Energy 10, CD 2): Apply Burning, Poisoned, Shocked and Chilled to a target</text:span></text:p>
        </text:list-item>
        <text:list-item>
          <text:p text:style-name="P430"><text:span text:style-name="T709">Time Warp (Energy 30, CD 4): Target ally activates again when it finishes its next activation.</text:span></text:p>
        </text:list-item>
        <text:list-item>
          <text:p text:style-name="P430"><text:span text:style-name="T709">Ethereal being</text:span></text:p>
        </text:list-item>
      </text:list>
      <text:p text:style-name="P431"><text:span text:style-name="T710"/></text:p>
      <text:p text:style-name="P431"><text:span text:style-name="T711">Divinity</text:span></text:p>
      <text:list text:style-name="L432">
        <text:list-item>
          <text:p text:style-name="P432"><text:span text:style-name="T711">Tier 1</text:span></text:p>
        </text:list-item>
        <text:list-item>
          <text:p text:style-name="P432"><text:span text:style-name="T712">Inspire (Energy 10, CD 1): Give an ally 2 Strength</text:span></text:p>
        </text:list-item>
        <text:list-item>
          <text:p text:style-name="P432"><text:span text:style-name="T712">Holy Fire (Energy 20, CD 0) Give an ally 6 Block, or deal 6 fire damage to an enemy.</text:span></text:p>
        </text:list-item>
        <text:list-item>
          <text:p text:style-name="P432"><text:span text:style-name="T712">Consecrate (Energy 0, CD 2): Give 3 Block to allies within your Aura. Deal 3 Fire damage to enemies. </text:span></text:p>
        </text:list-item>
        <text:list-item>
          <text:p text:style-name="P432"><text:span text:style-name="T712">Encouraging Aura (Passive)</text:span></text:p>
        </text:list-item>
        <text:list-item>
          <text:p text:style-name="P432"><text:span text:style-name="T713">Tier 2</text:span></text:p>
        </text:list-item>
        <text:list-item>
          <text:p text:style-name="P432"><text:span text:style-name="T714">Blinding Light: (Energy 20, CD 3, Range 5): Deall 10 Fire damage and apply Blind to all enemies in a 3x3 area.</text:span></text:p>
        </text:list-item>
        <text:list-item>
          <text:p text:style-name="P432"><text:span text:style-name="T714">Bless (Energy 10, CD 2, Range 5): Give an ally 5 block. Removes Silenced, Disarmed and Blind.</text:span></text:p>
        </text:list-item>
        <text:list-item>
          <text:p text:style-name="P432"><text:span text:style-name="T714">Invigorate (Energy 0, CD 2): Give an ally 20 Energy</text:span></text:p>
        </text:list-item>
        <text:list-item>
          <text:p text:style-name="P432"><text:span text:style-name="T715">Tier 3</text:span></text:p>
        </text:list-item>
        <text:list-item>
          <text:p text:style-name="P432"><text:span text:style-name="T716">Sacred Aura (Passive): On activation end, remove Weakened, Vulnerable, Silenced, Disarmed and Blind from allies within your aura</text:span></text:p>
        </text:list-item>
        <text:list-item>
          <text:p text:style-name="P432"><text:span text:style-name="T716">Transcendence (Energy 20, CD 4): Target ally reduces all damage taken to 1 until end of turn cycle.</text:span></text:p>
        </text:list-item>
        <text:list-item>
          <text:p text:style-name="P432"><text:span text:style-name="T716">Judgement (Energy 20, CD 3): 250% weapon damage to a target and apply vulnerable and weakened</text:span></text:p>
        </text:list-item>
      </text:list>
      <text:p text:style-name="P433"><text:span text:style-name="T717"/></text:p>
      <text:p text:style-name="P433"><text:span text:style-name="T718">Shadowcraft</text:span></text:p>
      <text:list text:style-name="L434">
        <text:list-item>
          <text:p text:style-name="P434"><text:span text:style-name="T718">Tier 1</text:span></text:p>
        </text:list-item>
        <text:list-item>
          <text:p text:style-name="P434"><text:span text:style-name="T719">Dark Gift (Energy 10, CD 4): Target ally deals 50% extra damage with all abilities during their next activation</text:span></text:p>
        </text:list-item>
        <text:list-item>
          <text:p text:style-name="P434"><text:span text:style-name="T719">Hex (Energy 10, CD 2): Apply Weakened and Vulnerable to a target</text:span></text:p>
        </text:list-item>
        <text:list-item>
          <text:p text:style-name="P434"><text:span text:style-name="T719">Shadow Blast (Energy 0, CD 1, Range 3): Deal 5 Shadow damage and apply 1 Knock Back.</text:span></text:p>
        </text:list-item>
        <text:list-item>
          <text:p text:style-name="P434"><text:span text:style-name="T719">Shadow Aura (Passive): On activation end, apply weakened to all enemies within 1.</text:span></text:p>
        </text:list-item>
        <text:list-item>
          <text:p text:style-name="P434"><text:span text:style-name="T720">Tier 2</text:span></text:p>
        </text:list-item>
        <text:list-item>
          <text:p text:style-name="P434"><text:span text:style-name="T721">Shroud (Energy 0, CD 2) Give an ally Camoflage</text:span></text:p>
        </text:list-item>
        <text:list-item>
          <text:p text:style-name="P434"><text:span text:style-name="T721">Chaos Bolt (Energy 20, CD 4): Deal 8 Shadow damage and apply Stunned</text:span></text:p>
        </text:list-item>
        <text:list-item>
          <text:p text:style-name="P434"><text:span text:style-name="T721">Shadow Wreath (Energy 10, CD 2): Target ally converts all damage from melee attacks into</text:span></text:p>
        </text:list-item>
        <text:list-item>
          <text:p text:style-name="P434"><text:span text:style-name="T721">Nightmare (Energy 10, CD 3, range 3): Apply sleep</text:span></text:p>
        </text:list-item>
        <text:list-item>
          <text:p text:style-name="P434"><text:span text:style-name="T722">Tier 3</text:span></text:p>
        </text:list-item>
        <text:list-item>
          <text:p text:style-name="P434"><text:span text:style-name="T723">Shadow Form (Passive) : Increases Shadow resistance by 30, and all Shadow damage dealt by 30%.</text:span></text:p>
        </text:list-item>
        <text:list-item>
          <text:p text:style-name="P434"><text:span text:style-name="T723">Pure Hate (Energy 10, CD 3): Increase all shadow damage dealt by 50% for until the end of your activation.</text:span></text:p>
        </text:list-item>
        <text:list-item>
          <text:p text:style-name="P434"><text:span text:style-name="T723">Unbridled Chaos (Energy 30, CD 4): Deal 6 Shadow damage to a random character within your aura 5 times.</text:span></text:p>
        </text:list-item>
      </text:list>
      <text:p text:style-name="P435"><text:span text:style-name="T724"/></text:p>
      <text:p text:style-name="P435"><text:span text:style-name="T725">Corruption</text:span></text:p>
      <text:list text:style-name="L436">
        <text:list-item>
          <text:p text:style-name="P436"><text:span text:style-name="T725">Tier 1</text:span></text:p>
        </text:list-item>
        <text:list-item>
          <text:p text:style-name="P436"><text:span text:style-name="T726">Blood Offering (Energy 0, CD 1) Lose 5 HP. Gain 20 Energy</text:span></text:p>
        </text:list-item>
        <text:list-item>
          <text:p text:style-name="P436"><text:span text:style-name="T726">Blight (Energy 10, CD 1) Apply 2 poison</text:span></text:p>
        </text:list-item>
        <text:list-item>
          <text:p text:style-name="P436"><text:span text:style-name="T726">Toxic Slash (Energy 20, CD 0) 140% weapon damage, apply 2 poisoned</text:span></text:p>
        </text:list-item>
        <text:list-item>
          <text:p text:style-name="P436"><text:span text:style-name="T726">Poisonous (Passive): Your melee attack abilities that reduce health apply 1 'Poisoned'</text:span></text:p>
        </text:list-item>
        <text:list-item>
          <text:p text:style-name="P436"><text:span text:style-name="T727">Tier 2</text:span></text:p>
        </text:list-item>
        <text:list-item>
          <text:p text:style-name="P436"><text:span text:style-name="T728">Chemical reaction (Energy 20, CD 3): Double a targets current 'Poisoned' amount</text:span></text:p>
        </text:list-item>
        <text:list-item>
          <text:p text:style-name="P436"><text:span text:style-name="T728">Noxious Fumes (Energy 10, CD 3): Apply 3 poison and Silenced to enemies within your aura</text:span></text:p>
        </text:list-item>
        <text:list-item>
          <text:p text:style-name="P436"><text:span text:style-name="T728">Toxic Eruption (Energy 20, CD 3, Range 5): Deal 8 Poison Damage and apply 1 poisoned to all characters in a 3x3 area.</text:span></text:p>
        </text:list-item>
        <text:list-item>
          <text:p text:style-name="P436"><text:span text:style-name="T728">Venomous (passive): Whenever you apply Poisoned, apply 1 extra</text:span></text:p>
        </text:list-item>
        <text:list-item>
          <text:p text:style-name="P436"><text:span text:style-name="T729">Tier 3</text:span></text:p>
        </text:list-item>
        <text:list-item>
          <text:p text:style-name="P436"><text:span text:style-name="T730">Drain (Energy 20, CD 1) Deal Poison damage to a target equal to the targets current 'Poisoned' stacks. Removes poisoned from the target.</text:span></text:p>
        </text:list-item>
        <text:list-item>
          <text:p text:style-name="P436"><text:span text:style-name="T730">Toxic Rain (Energy 20, CD 1): Apply 1 poisoned to all enemies</text:span></text:p>
        </text:list-item>
        <text:list-item>
          <text:p text:style-name="P436"><text:span text:style-name="T730">Toxicity (Passive): Increases Poison resistance by 30, and all Poison damage dealt by 30%.</text:span></text:p>
        </text:list-item>
        <text:list-item>
          <text:p text:style-name="P436"><text:span text:style-name="T730">Toxic Aura 3 (Passive)</text:span></text:p>
        </text:list-item>
      </text:list>
      <text:p text:style-name="P437"><text:span text:style-name="T731"/></text:p>
      <text:p text:style-name="P437"><text:span text:style-name="T732">Naturalism</text:span></text:p>
      <text:list text:style-name="L438">
        <text:list-item>
          <text:p text:style-name="P438"><text:span text:style-name="T732">Tier 1</text:span></text:p>
        </text:list-item>
        <text:list-item>
          <text:p text:style-name="P438"><text:span text:style-name="T733">Spirit Surge (Energy 0, CD 3): Give 20 Energy to all allies within your Aura.</text:span></text:p>
        </text:list-item>
        <text:list-item>
          <text:p text:style-name="P438"><text:span text:style-name="T733">Thunder Strike (Energy 20, CD 2): 200% weapon damage. if the target is shocked, apply stunned</text:span></text:p>
        </text:list-item>
        <text:list-item>
          <text:p text:style-name="P438"><text:span text:style-name="T733">Lightning Bolt (Energy 20, CD 1): Deal 8 Air Damage and apply Shocked</text:span></text:p>
        </text:list-item>
        <text:list-item>
          <text:p text:style-name="P438"><text:span text:style-name="T733">Storm Aura (Passive) On activation end, deal 3 Air damage to a random enemy in your aura twice.</text:span></text:p>
        </text:list-item>
        <text:list-item>
          <text:p text:style-name="P438"><text:span text:style-name="T734">Tier 2</text:span></text:p>
        </text:list-item>
        <text:list-item>
          <text:p text:style-name="P438"><text:span text:style-name="T735">Chain Lightning (Energy 20, CD 2): Deal 5 Air Damage and apply 'Shocked' to a target. Jumps to a random adjacent enemy up to 2 more times. </text:span></text:p>
        </text:list-item>
        <text:list-item>
          <text:p text:style-name="P438"><text:span text:style-name="T735">Primal Rage (Energy 10, CD 3, Range 3): give an ally 4 Strength during their next activation</text:span></text:p>
        </text:list-item>
        <text:list-item>
          <text:p text:style-name="P438"><text:span text:style-name="T735">Spirit Vision (Energy 10, CD 2): Give a target 5 block and temp True Sight</text:span></text:p>
        </text:list-item>
        <text:list-item>
          <text:p text:style-name="P438"><text:span text:style-name="T735">Overload / Electrify (Energy 10, CD 2): Target ally converts all damage from melee attacks into air damage for one turn</text:span></text:p>
        </text:list-item>
        <text:list-item>
          <text:p text:style-name="P438"><text:span text:style-name="T735">Thunder Storm (Energy 20, CD 3, Range 5): Deal 8 air damage and apply shocked in a 3x3 area</text:span></text:p>
        </text:list-item>
        <text:list-item>
          <text:p text:style-name="P438"><text:span text:style-name="T736">Tier 3</text:span></text:p>
        </text:list-item>
        <text:list-item>
          <text:p text:style-name="P438"><text:span text:style-name="T737">Super Conductor (Energy X, CD 3): Spend all your energy. For each 10 energy spent, deal 5 Air Damage to a target.</text:span></text:p>
        </text:list-item>
        <text:list-item>
          <text:p text:style-name="P438"><text:span text:style-name="T737">Concealing Clouds (Energy 10, CD 3): Give camoflage to all characters in a3x3 area</text:span></text:p>
        </text:list-item>
        <text:list-item>
          <text:p text:style-name="P438"><text:span text:style-name="T737">Storm Lord (Passive): Increases Air resistance by 30, and all Air damage dealt by 30%.</text:span></text:p>
        </text:list-item>
      </text:list>
      <text:p text:style-name="P439"><text:span text:style-name="T7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